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2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5" style:family="table-cell" style:parent-style-name="Default" style:data-style-name="N121"/>
    <style:style style:name="ce46" style:family="table-cell" style:parent-style-name="Default" style:data-style-name="N121"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8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4"/>
    <style:style style:name="ce5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/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5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0" style:family="table-cell" style:parent-style-name="Default" style:data-style-name="N103"/>
    <style:style style:name="ce61" style:family="table-cell" style:parent-style-name="Default">
      <style:table-cell-properties fo:background-color="#ffe4e1"/>
    </style:style>
    <style:style style:name="ce62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ee7ec"/>
    </style:style>
    <style:style style:name="ce77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80" style:family="table-cell" style:parent-style-name="Default" style:data-style-name="N104">
      <style:text-properties fo:font-weight="bold" style:font-weight-asian="bold" style:font-weight-complex="bold"/>
    </style:style>
    <style:style style:name="ce106" style:family="table-cell" style:parent-style-name="Default" style:data-style-name="N104">
      <style:table-cell-properties fo:background-color="#ffe4e1"/>
    </style:style>
    <style:style style:name="ce107" style:family="table-cell" style:parent-style-name="Default" style:data-style-name="N103">
      <style:table-cell-properties fo:background-color="#ffe4e1"/>
    </style:style>
    <style:style style:name="ce108" style:family="table-cell" style:parent-style-name="Default" style:data-style-name="N3">
      <style:table-cell-properties fo:background-color="#cee7ec"/>
    </style:style>
    <style:style style:name="ce109" style:family="table-cell" style:parent-style-name="Default" style:data-style-name="N104">
      <style:table-cell-properties fo:background-color="#cee7ec"/>
    </style:style>
    <style:style style:name="ce110" style:family="table-cell" style:parent-style-name="Default" style:data-style-name="N103">
      <style:table-cell-properties fo:background-color="#cee7ec"/>
    </style:style>
    <style:style style:name="ce111" style:family="table-cell" style:parent-style-name="Default" style:data-style-name="N11">
      <style:table-cell-properties fo:background-color="#ffe4e1"/>
    </style:style>
    <style:style style:name="ce112" style:family="table-cell" style:parent-style-name="Default" style:data-style-name="N11">
      <style:table-cell-properties fo:background-color="#cee7ec"/>
    </style:style>
    <style:style style:name="ce81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3">
      <style:table-cell-properties fo:background-color="#ffe4e1"/>
    </style:style>
    <style:style style:name="ce113" style:family="table-cell" style:parent-style-name="Default">
      <style:table-cell-properties fo:background-color="#ff0000"/>
      <style:text-properties fo:color="#ffffff"/>
    </style:style>
    <style:style style:name="ce114" style:family="table-cell" style:parent-style-name="Default" style:data-style-name="N104">
      <style:table-cell-properties fo:background-color="#ff0000"/>
      <style:text-properties fo:color="#ffffff"/>
    </style:style>
    <style:style style:name="ce39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4" style:family="table-cell" style:parent-style-name="Default" style:data-style-name="N121"/>
    <style:style style:name="ce65" style:family="table-cell" style:parent-style-name="Default" style:data-style-name="N121"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7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104"/>
    <style:style style:name="ce7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4"/>
    <style:style style:name="ce72" style:family="table-cell" style:parent-style-name="Default" style:data-style-name="N122"/>
    <style:style style:name="ce73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4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5" style:family="table-cell" style:parent-style-name="Default" style:data-style-name="N2"/>
    <style:style style:name="ce78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2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3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4" style:family="table-cell" style:parent-style-name="Default" style:data-style-name="N103"/>
    <style:style style:name="ce87" style:family="table-cell" style:parent-style-name="Default">
      <style:table-cell-properties fo:background-color="#ffe4e1"/>
    </style:style>
    <style:style style:name="ce88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cee7ec"/>
    </style:style>
    <style:style style:name="ce91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93" style:family="table-cell" style:parent-style-name="Default" style:data-style-name="N104">
      <style:text-properties fo:font-weight="bold" style:font-weight-asian="bold" style:font-weight-complex="bold"/>
    </style:style>
    <style:style style:name="ce94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95" style:family="table-cell" style:parent-style-name="Default">
      <style:text-properties fo:font-style="italic" style:font-style-asian="italic" style:font-style-complex="italic"/>
    </style:style>
    <style:style style:name="ce96" style:family="table-cell" style:parent-style-name="Default" style:data-style-name="N3">
      <style:table-cell-properties fo:background-color="#ffe4e1"/>
    </style:style>
    <style:style style:name="ce97" style:family="table-cell" style:parent-style-name="Default" style:data-style-name="N104">
      <style:table-cell-properties fo:background-color="#ffe4e1"/>
    </style:style>
    <style:style style:name="ce98" style:family="table-cell" style:parent-style-name="Default" style:data-style-name="N103">
      <style:table-cell-properties fo:background-color="#ffe4e1"/>
    </style:style>
    <style:style style:name="ce99" style:family="table-cell" style:parent-style-name="Default" style:data-style-name="N3">
      <style:table-cell-properties fo:background-color="#cee7ec"/>
    </style:style>
    <style:style style:name="ce100" style:family="table-cell" style:parent-style-name="Default" style:data-style-name="N104">
      <style:table-cell-properties fo:background-color="#cee7ec"/>
    </style:style>
    <style:style style:name="ce101" style:family="table-cell" style:parent-style-name="Default" style:data-style-name="N103">
      <style:table-cell-properties fo:background-color="#cee7ec"/>
    </style:style>
    <style:style style:name="ce102" style:family="table-cell" style:parent-style-name="Default" style:data-style-name="N11">
      <style:table-cell-properties fo:background-color="#ffe4e1"/>
    </style:style>
    <style:style style:name="ce103" style:family="table-cell" style:parent-style-name="Default" style:data-style-name="N11">
      <style:table-cell-properties fo:background-color="#cee7ec"/>
    </style:style>
    <style:style style:name="ce104" style:family="table-cell" style:parent-style-name="Default">
      <style:table-cell-properties fo:background-color="#ff0000"/>
      <style:text-properties fo:color="#ffffff"/>
    </style:style>
    <style:style style:name="ce105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10-19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10-19" calcext:value-type="date">
            <text:p>2023-10-19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1.5265" calcext:value-type="float">
            <text:p>521.5265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8.89" calcext:value-type="currency">
            <text:p>$8.89</text:p>
          </table:table-cell>
          <table:table-cell/>
          <table:table-cell office:value-type="string" calcext:value-type="string">
            <text:p>BNB</text:p>
          </table:table-cell>
          <table:table-cell table:style-name="ce71" table:formula="of:=[.D24]/[.B24]" office:value-type="currency" office:currency="USD" office:value="214.03665623603" calcext:value-type="currency">
            <text:p>$214.036656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45.78778396391" calcext:value-type="float">
            <text:p>1945.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1.4437" calcext:value-type="float">
            <text:p>261.4437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5.2" calcext:value-type="currency">
            <text:p>$5.20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13930659983292" calcext:value-type="float">
            <text:p>0.00051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7.0067" calcext:value-type="float">
            <text:p>127.006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.76" calcext:value-type="currency">
            <text:p>$9.7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54093567251462" calcext:value-type="float">
            <text:p>0.000654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6.162" calcext:value-type="float">
            <text:p>96.16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96.2" calcext:value-type="currency">
            <text:p>$96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80.4037" calcext:value-type="float">
            <text:p>80.4037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84.46" calcext:value-type="currency">
            <text:p>$84.46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9.9278" calcext:value-type="float">
            <text:p>79.9278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59.56" calcext:value-type="currency">
            <text:p>$59.56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693.88" calcext:value-type="currency">
            <text:p>$1,693.88</text:p>
          </table:table-cell>
          <table:table-cell table:formula="of:=[.G15]/[.G10]" office:value-type="float" office:value="7.91397151211362" calcext:value-type="float">
            <text:p>7.913972</text:p>
          </table:table-cell>
          <table:table-cell table:formula="of:=[.G15]/[.G11]" office:value-type="float" office:value="15398.9090909091" calcext:value-type="float">
            <text:p>15398.91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3721" calcext:value-type="float">
            <text:p>75.372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0" calcext:value-type="currency">
            <text:p>$40.0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467.408244" calcext:value-type="currency">
            <text:p>$1,467.41</text:p>
          </table:table-cell>
          <table:table-cell table:formula="of:=[.G16]/[.G10]" office:value-type="float" office:value="6.85587352094403" calcext:value-type="float">
            <text:p>6.855874</text:p>
          </table:table-cell>
          <table:table-cell table:formula="of:=[.G16]/[.G11]" office:value-type="float" office:value="13340.0749454545" calcext:value-type="float">
            <text:p>13340.0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.8756" calcext:value-type="float">
            <text:p>18.8756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6.58" calcext:value-type="currency">
            <text:p>$6.58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26.471756" calcext:value-type="currency">
            <text:p>$226.47</text:p>
          </table:table-cell>
          <table:table-cell table:formula="of:=[.G17]/[.G10]" office:value-type="float" office:value="1.05809799116959" calcext:value-type="float">
            <text:p>1.058098</text:p>
          </table:table-cell>
          <table:table-cell table:formula="of:=[.G17]/[.G11]" office:value-type="float" office:value="2058.83414545455" calcext:value-type="float">
            <text:p>2058.83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.3782" calcext:value-type="float">
            <text:p>12.3782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2.8" calcext:value-type="currency">
            <text:p>$12.8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.0252" calcext:value-type="float">
            <text:p>11.0252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18" calcext:value-type="currency">
            <text:p>$1.1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.2" office:value-type="currency" office:currency="USD" office:value="293.4816488" calcext:value-type="currency">
            <text:p>$293.48</text:p>
          </table:table-cell>
          <table:table-cell table:formula="of:=[.G19]/[.G10]" office:value-type="float" office:value="1.37117470418881" calcext:value-type="float">
            <text:p>1.371175</text:p>
          </table:table-cell>
          <table:table-cell table:formula="of:=[.G19]/[.G11]" office:value-type="float" office:value="2668.01498909091" calcext:value-type="float">
            <text:p>2668.01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.5712" calcext:value-type="float">
            <text:p>7.5712</text:p>
          </table:table-cell>
          <table:table-cell office:value-type="string" calcext:value-type="string">
            <text:p>TONCOIN</text:p>
          </table:table-cell>
          <table:table-cell table:style-name="ce69" office:value-type="currency" office:currency="USD" office:value="16.12" calcext:value-type="currency">
            <text:p>$16.1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173.9265952" calcext:value-type="currency">
            <text:p>$1,173.93</text:p>
          </table:table-cell>
          <table:table-cell table:formula="of:=[.G20]/[.G10]" office:value-type="float" office:value="5.48469881675522" calcext:value-type="float">
            <text:p>5.484699</text:p>
          </table:table-cell>
          <table:table-cell table:formula="of:=[.G20]/[.G11]" office:value-type="float" office:value="10672.0599563636" calcext:value-type="float">
            <text:p>10672.06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.9553" calcext:value-type="float">
            <text:p>4.9553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93" calcext:value-type="currency">
            <text:p>$4.9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.2262" calcext:value-type="float">
            <text:p>4.2262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5054" calcext:value-type="float">
            <text:p>3.505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4474" calcext:value-type="float">
            <text:p>0.447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95.76" calcext:value-type="currency">
            <text:p>$95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83" calcext:value-type="float">
            <text:p>0.1183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03" calcext:value-type="currency">
            <text:p>$0.0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308" calcext:value-type="float">
            <text:p>0.030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.02" calcext:value-type="currency">
            <text:p>$7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27" calcext:value-type="currency">
            <text:p>$1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12" calcext:value-type="currency">
            <text:p>$0.1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012.9692" calcext:value-type="float">
            <text:p>5012.969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678.2511" calcext:value-type="float">
            <text:p>3678.2511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73.14" calcext:value-type="currency">
            <text:p>$73.14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454.4885" calcext:value-type="float">
            <text:p>3454.4885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71.79" calcext:value-type="currency">
            <text:p>$71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04.6945" calcext:value-type="float">
            <text:p>1404.6945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07.98" calcext:value-type="currency">
            <text:p>$107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995.7829" calcext:value-type="float">
            <text:p>995.7829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06.4" calcext:value-type="currency">
            <text:p>$106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3969" calcext:value-type="float">
            <text:p>808.3969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6.91" calcext:value-type="currency">
            <text:p>$16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0.7363" calcext:value-type="float">
            <text:p>350.736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86.13" calcext:value-type="currency">
            <text:p>$186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5.1624" calcext:value-type="float">
            <text:p>325.1624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86.35" calcext:value-type="currency">
            <text:p>$86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4.2184" calcext:value-type="float">
            <text:p>114.218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14.32" calcext:value-type="currency">
            <text:p>$114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3.7626" calcext:value-type="float">
            <text:p>83.762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53.49" calcext:value-type="currency">
            <text:p>$453.4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69.1547" calcext:value-type="float">
            <text:p>69.1547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19.76" calcext:value-type="currency">
            <text:p>$19.7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189" calcext:value-type="float">
            <text:p>0.0189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.05" calcext:value-type="currency">
            <text:p>$4.0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69.8834" calcext:value-type="float">
            <text:p>34369.883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92.95" calcext:value-type="currency">
            <text:p>$92.9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20" calcext:value-type="currency">
            <text:p>$1,62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874.4105" calcext:value-type="float">
            <text:p>19874.4105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90.11" calcext:value-type="currency">
            <text:p>$190.1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780.0236" calcext:value-type="float">
            <text:p>1780.0236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285.17" calcext:value-type="currency">
            <text:p>$285.17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270440254097574" calcext:value-type="currency">
            <text:p>$0.002704</text:p>
          </table:table-cell>
          <table:table-cell table:formula="of:=[.G52]/[.G50]" office:value-type="float" office:value="0.00000166938428455293" calcext:value-type="float">
            <text:p>0.0000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.1029" calcext:value-type="float">
            <text:p>163.102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03.37" calcext:value-type="currency">
            <text:p>$103.37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.7283" calcext:value-type="float">
            <text:p>87.728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7.73" calcext:value-type="currency">
            <text:p>$87.73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.9292" calcext:value-type="float">
            <text:p>69.929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69.96" calcext:value-type="currency">
            <text:p>$69.96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193.92" calcext:value-type="currency">
            <text:p>$1,193.92</text:p>
          </table:table-cell>
          <table:table-cell table:formula="of:=[.G55]/[.G50]" office:value-type="float" office:value="0.736987654320988" calcext:value-type="float">
            <text:p>0.736988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3859" calcext:value-type="float">
            <text:p>30.38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0.39" calcext:value-type="currency">
            <text:p>$30.3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114.23491053678" calcext:value-type="currency">
            <text:p>$1,114.23</text:p>
          </table:table-cell>
          <table:table-cell table:formula="of:=[.G56]/[.G50]" office:value-type="float" office:value="0.687799327491839" calcext:value-type="float">
            <text:p>0.68779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8.8564" calcext:value-type="float">
            <text:p>28.856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54.47" calcext:value-type="currency">
            <text:p>$154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965.261702998012" calcext:value-type="currency">
            <text:p>$965.26</text:p>
          </table:table-cell>
          <table:table-cell table:formula="of:=[.G57]/[.G50]" office:value-type="float" office:value="0.59584055740618" calcext:value-type="float">
            <text:p>0.59584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1415" calcext:value-type="float">
            <text:p>5.141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148.973207538768" calcext:value-type="currency">
            <text:p>$148.97</text:p>
          </table:table-cell>
          <table:table-cell table:formula="of:=[.G58]/[.G50]" office:value-type="float" office:value="0.0919587700856589" calcext:value-type="float">
            <text:p>0.09195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0715" calcext:value-type="float">
            <text:p>3.0715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64.05" calcext:value-type="currency">
            <text:p>$64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895" calcext:value-type="float">
            <text:p>2.6895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26" calcext:value-type="currency">
            <text:p>$1.2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482.630851499006" calcext:value-type="currency">
            <text:p>$482.63</text:p>
          </table:table-cell>
          <table:table-cell table:formula="of:=[.G60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1159" calcext:value-type="float">
            <text:p>1.115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12" calcext:value-type="currency">
            <text:p>$1.1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0579" calcext:value-type="float">
            <text:p>1.0579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L2 Farm</text:p>
          </table:table-cell>
          <table:table-cell table:style-name="ce69" table:formula="of:=[.G57]*0.5" office:value-type="currency" office:currency="USD" office:value="482.630851499006" calcext:value-type="currency">
            <text:p>$482.63</text:p>
          </table:table-cell>
          <table:table-cell table:formula="of:=[.G62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892" calcext:value-type="float">
            <text:p>0.189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83" calcext:value-type="float">
            <text:p>0.068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9.61" calcext:value-type="currency">
            <text:p>$109.61</text:p>
          </table:table-cell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5.0092" calcext:value-type="float">
            <text:p>195.0092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14.34" calcext:value-type="currency">
            <text:p>$14.34</text:p>
          </table:table-cell>
          <table:table-cell/>
          <table:table-cell office:value-type="string" calcext:value-type="string">
            <text:p>MATIC</text:p>
          </table:table-cell>
          <table:table-cell table:style-name="ce71" table:formula="of:=[.D89]/[.B89]" office:value-type="currency" office:currency="USD" office:value="0.571189131968948" calcext:value-type="currency">
            <text:p>$0.571189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.1768" calcext:value-type="float">
            <text:p>103.1768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40058687258687" calcext:value-type="float">
            <text:p>0.1400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3117" calcext:value-type="float">
            <text:p>65.3117</text:p>
          </table:table-cell>
          <table:table-cell table:style-name="ce69" office:value-type="string" calcext:value-type="string">
            <text:p>el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05044015444015" calcext:value-type="float">
            <text:p>0.105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.4128" calcext:value-type="float">
            <text:p>54.4128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31.08" calcext:value-type="currency">
            <text:p>$31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2733" calcext:value-type="float">
            <text:p>11.2733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1.25" calcext:value-type="currency">
            <text:p>$11.25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5328" calcext:value-type="float">
            <text:p>9.5328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5.79" calcext:value-type="currency">
            <text:p>$15.7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1068.6291248" calcext:value-type="currency">
            <text:p>$1,068.63</text:p>
          </table:table-cell>
          <table:table-cell table:formula="of:=[.G91]/[.G86]" office:value-type="float" office:value="1870.8849048236" calcext:value-type="float">
            <text:p>1870.88490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0106" calcext:value-type="float">
            <text:p>9.0106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9.01" calcext:value-type="currency">
            <text:p>$9.0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925.75341081424" calcext:value-type="currency">
            <text:p>$925.75</text:p>
          </table:table-cell>
          <table:table-cell table:formula="of:=[.G92]/[.G86]" office:value-type="float" office:value="1620.74759304868" calcext:value-type="float">
            <text:p>1620.74759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9663" calcext:value-type="float">
            <text:p>4.966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.97" calcext:value-type="currency">
            <text:p>$4.9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42.87571398576" calcext:value-type="currency">
            <text:p>$142.88</text:p>
          </table:table-cell>
          <table:table-cell table:formula="of:=[.G93]/[.G86]" office:value-type="float" office:value="250.137311774915" calcext:value-type="float">
            <text:p>250.13731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.49" calcext:value-type="currency">
            <text:p>$5.49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740.602728651392" calcext:value-type="currency">
            <text:p>$740.60</text:p>
          </table:table-cell>
          <table:table-cell table:formula="of:=[.G95]/[.G86]" office:value-type="float" office:value="1296.59807443895" calcext:value-type="float">
            <text:p>1296.59807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496.6453" calcext:value-type="float">
            <text:p>5496.6453</text:p>
          </table:table-cell>
          <table:table-cell office:value-type="string" calcext:value-type="string">
            <text:p>liveRetro</text:p>
          </table:table-cell>
          <table:table-cell table:style-name="ce69" office:value-type="currency" office:currency="USD" office:value="400.4" calcext:value-type="currency">
            <text:p>$400.4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85.150682162848" calcext:value-type="currency">
            <text:p>$185.15</text:p>
          </table:table-cell>
          <table:table-cell table:formula="of:=[.G96]/[.G86]" office:value-type="float" office:value="324.149518609737" calcext:value-type="float">
            <text:p>324.14951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644.8906" calcext:value-type="float">
            <text:p>1644.8906</text:p>
          </table:table-cell>
          <table:table-cell office:value-type="string" calcext:value-type="string">
            <text:p>TAROT</text:p>
          </table:table-cell>
          <table:table-cell table:style-name="ce69" table:formula="of:=[.B97]*0.008" office:value-type="currency" office:currency="USD" office:value="13.1591248" calcext:value-type="currency">
            <text:p>$13.1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710.6684" calcext:value-type="float">
            <text:p>710.6684</text:p>
          </table:table-cell>
          <table:table-cell office:value-type="string" calcext:value-type="string">
            <text:p>bveZE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1.5923" calcext:value-type="float">
            <text:p>241.5923</text:p>
          </table:table-cell>
          <table:table-cell office:value-type="string" calcext:value-type="string">
            <text:p>bve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34.1955" calcext:value-type="float">
            <text:p>234.195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33.76" calcext:value-type="currency">
            <text:p>$133.76</text:p>
          </table:table-cell>
          <table:table-cell/>
          <table:table-cell office:value-type="string" calcext:value-type="string">
            <text:p>PoL Farm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50.2341" calcext:value-type="float">
            <text:p>150.2341</text:p>
          </table:table-cell>
          <table:table-cell office:value-type="string" calcext:value-type="string">
            <text:p>fxDOLA</text:p>
          </table:table-cell>
          <table:table-cell table:style-name="ce69" office:value-type="currency" office:currency="USD" office:value="149.91" calcext:value-type="currency">
            <text:p>$149.91</text:p>
          </table:table-cell>
          <table:table-cell/>
          <table:table-cell office:value-type="string" calcext:value-type="string">
            <text:p>PoL Stak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37.2669" calcext:value-type="float">
            <text:p>137.2669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227.39" calcext:value-type="currency">
            <text:p>$227.39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52.0803" calcext:value-type="float">
            <text:p>52.0803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52.08" calcext:value-type="currency">
            <text:p>$52.08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41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12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62.6578" calcext:value-type="float">
            <text:p>4362.657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06" calcext:value-type="currency">
            <text:p>$20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872.72727272727" calcext:value-type="float">
            <text:p>1872.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87.3247" calcext:value-type="float">
            <text:p>1587.3247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310.52" calcext:value-type="currency">
            <text:p>$310.5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33980582524272" calcext:value-type="float">
            <text:p>0.00053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88.5708" calcext:value-type="float">
            <text:p>1388.570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46.83" calcext:value-type="currency">
            <text:p>$146.8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79611650485437" calcext:value-type="float">
            <text:p>0.000680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92.6233" calcext:value-type="float">
            <text:p>592.623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14.61" calcext:value-type="currency">
            <text:p>$314.6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6.4258" calcext:value-type="float">
            <text:p>476.4258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117.97" calcext:value-type="currency">
            <text:p>$117.97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7771" calcext:value-type="float">
            <text:p>75.777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76.03" calcext:value-type="currency">
            <text:p>$76.03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1801.53" calcext:value-type="currency">
            <text:p>$1,801.53</text:p>
          </table:table-cell>
          <table:table-cell table:formula="of:=[.G15]/[.G10]" office:value-type="float" office:value="8.74529126213592" calcext:value-type="float">
            <text:p>8.745291</text:p>
          </table:table-cell>
          <table:table-cell table:formula="of:=[.G15]/[.G11]" office:value-type="float" office:value="16377.5454545455" calcext:value-type="float">
            <text:p>16377.55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2.6932" calcext:value-type="float">
            <text:p>62.693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41.74" calcext:value-type="currency">
            <text:p>$341.7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560.665439" calcext:value-type="currency">
            <text:p>$1,560.67</text:p>
          </table:table-cell>
          <table:table-cell table:formula="of:=[.G16]/[.G10]" office:value-type="float" office:value="7.57604582038835" calcext:value-type="float">
            <text:p>7.576046</text:p>
          </table:table-cell>
          <table:table-cell table:formula="of:=[.G16]/[.G11]" office:value-type="float" office:value="14187.8676272727" calcext:value-type="float">
            <text:p>14187.8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240.864561" calcext:value-type="currency">
            <text:p>$240.86</text:p>
          </table:table-cell>
          <table:table-cell table:formula="of:=[.G17]/[.G10]" office:value-type="float" office:value="1.16924544174757" calcext:value-type="float">
            <text:p>1.169245</text:p>
          </table:table-cell>
          <table:table-cell table:formula="of:=[.G17]/[.G11]" office:value-type="float" office:value="2189.67782727273" calcext:value-type="float">
            <text:p>2189.68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05.9631" calcext:value-type="float">
            <text:p>1805.9631</text:p>
          </table:table-cell>
          <table:table-cell office:value-type="string" calcext:value-type="string">
            <text:p>AITECH</text:p>
          </table:table-cell>
          <table:table-cell table:style-name="ce69" office:value-type="currency" office:currency="USD" office:value="29.42" calcext:value-type="currency">
            <text:p>$29.4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503.2802" calcext:value-type="float">
            <text:p>1503.280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5.19" calcext:value-type="currency">
            <text:p>$45.19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.2" office:value-type="currency" office:currency="USD" office:value="312.1330878" calcext:value-type="currency">
            <text:p>$312.13</text:p>
          </table:table-cell>
          <table:table-cell table:formula="of:=[.G19]/[.G10]" office:value-type="float" office:value="1.51520916407767" calcext:value-type="float">
            <text:p>1.515209</text:p>
          </table:table-cell>
          <table:table-cell table:formula="of:=[.G19]/[.G11]" office:value-type="float" office:value="2837.57352545455" calcext:value-type="float">
            <text:p>2837.57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21.1564" calcext:value-type="float">
            <text:p>221.1564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1.4" calcext:value-type="currency">
            <text:p>$1.4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248.5323512" calcext:value-type="currency">
            <text:p>$1,248.53</text:p>
          </table:table-cell>
          <table:table-cell table:formula="of:=[.G20]/[.G10]" office:value-type="float" office:value="6.06083665631068" calcext:value-type="float">
            <text:p>6.060837</text:p>
          </table:table-cell>
          <table:table-cell table:formula="of:=[.G20]/[.G11]" office:value-type="float" office:value="11350.2941018182" calcext:value-type="float">
            <text:p>11350.29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5.8978" calcext:value-type="float">
            <text:p>155.897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79.74" calcext:value-type="currency">
            <text:p>$79.74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33.4507" calcext:value-type="float">
            <text:p>133.450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33.39" calcext:value-type="currency">
            <text:p>$133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8.6467" calcext:value-type="float">
            <text:p>58.646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1.13" calcext:value-type="currency">
            <text:p>$31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.0895" calcext:value-type="float">
            <text:p>35.0895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21.46" calcext:value-type="currency">
            <text:p>$21.4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5351" calcext:value-type="float">
            <text:p>22.5351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.38" calcext:value-type="currency">
            <text:p>$2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.0172" calcext:value-type="float">
            <text:p>11.0172</text:p>
          </table:table-cell>
          <table:table-cell office:value-type="string" calcext:value-type="string">
            <text:p>LVL</text:p>
          </table:table-cell>
          <table:table-cell table:style-name="ce69" office:value-type="currency" office:currency="USD" office:value="6.38" calcext:value-type="currency">
            <text:p>$6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737" calcext:value-type="float">
            <text:p>0.973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97" calcext:value-type="currency">
            <text:p>$0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591" calcext:value-type="float">
            <text:p>0.959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96" calcext:value-type="currency">
            <text:p>$0.9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774" calcext:value-type="float">
            <text:p>0.677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39.48" calcext:value-type="currency">
            <text:p>$139.4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17" calcext:value-type="float">
            <text:p>0.1117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31" calcext:value-type="float">
            <text:p>0.003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81" calcext:value-type="currency">
            <text:p>$0.8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.42" calcext:value-type="currency">
            <text:p>$0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964.6739" calcext:value-type="float">
            <text:p>30964.67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79.08" calcext:value-type="currency">
            <text:p>$279.08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61" calcext:value-type="currency">
            <text:p>$1,56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90.2183" calcext:value-type="float">
            <text:p>1290.218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290.22" calcext:value-type="currency">
            <text:p>$1,290.2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91.0228" calcext:value-type="float">
            <text:p>1091.0228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68.42" calcext:value-type="currency">
            <text:p>$168.42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901285125434504" calcext:value-type="currency">
            <text:p>$0.009013</text:p>
          </table:table-cell>
          <table:table-cell table:formula="of:=[.G52]/[.G50]" office:value-type="float" office:value="0.00000577376761969573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.3315" calcext:value-type="float">
            <text:p>7.331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.33" calcext:value-type="currency">
            <text:p>$7.33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127" calcext:value-type="float">
            <text:p>7.12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0.35" calcext:value-type="currency">
            <text:p>$40.35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3603" calcext:value-type="float">
            <text:p>3.360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36" calcext:value-type="currency">
            <text:p>$3.36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801.91" calcext:value-type="currency">
            <text:p>$1,801.91</text:p>
          </table:table-cell>
          <table:table-cell table:formula="of:=[.G55]/[.G50]" office:value-type="float" office:value="1.15433055733504" calcext:value-type="float">
            <text:p>1.15433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9382" calcext:value-type="float">
            <text:p>1.938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681.6461971031" calcext:value-type="currency">
            <text:p>$1,681.65</text:p>
          </table:table-cell>
          <table:table-cell table:formula="of:=[.G56]/[.G50]" office:value-type="float" office:value="1.07728776239788" calcext:value-type="float">
            <text:p>1.077288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638" calcext:value-type="float">
            <text:p>1.63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456.81010055041" calcext:value-type="currency">
            <text:p>$1,456.81</text:p>
          </table:table-cell>
          <table:table-cell table:formula="of:=[.G57]/[.G50]" office:value-type="float" office:value="0.933254388565286" calcext:value-type="float">
            <text:p>0.933254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031" calcext:value-type="float">
            <text:p>1.0310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0.58" calcext:value-type="currency">
            <text:p>$0.5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24.836096552684" calcext:value-type="currency">
            <text:p>$224.84</text:p>
          </table:table-cell>
          <table:table-cell table:formula="of:=[.G58]/[.G50]" office:value-type="float" office:value="0.144033373832597" calcext:value-type="float">
            <text:p>0.14403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642" calcext:value-type="float">
            <text:p>0.064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28.405050275206" calcext:value-type="currency">
            <text:p>$728.41</text:p>
          </table:table-cell>
          <table:table-cell table:formula="of:=[.G60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.02" calcext:value-type="currency">
            <text:p>$11.0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L2 Farm</text:p>
          </table:table-cell>
          <table:table-cell table:style-name="ce69" table:formula="of:=[.G57]*0.5" office:value-type="currency" office:currency="USD" office:value="728.405050275206" calcext:value-type="currency">
            <text:p>$728.41</text:p>
          </table:table-cell>
          <table:table-cell table:formula="of:=[.G62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65.5333" calcext:value-type="float">
            <text:p>4165.5333</text:p>
          </table:table-cell>
          <table:table-cell office:value-type="string" calcext:value-type="string">
            <text:p>TETU</text:p>
          </table:table-cell>
          <table:table-cell table:style-name="ce69" office:value-type="currency" office:currency="USD" office:value="28.03" calcext:value-type="currency">
            <text:p>$28.03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79.7501" calcext:value-type="float">
            <text:p>1479.7501</text:p>
          </table:table-cell>
          <table:table-cell office:value-type="string" calcext:value-type="string">
            <text:p>bve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0.5401" calcext:value-type="float">
            <text:p>290.5401</text:p>
          </table:table-cell>
          <table:table-cell table:style-name="ce69" office:value-type="string" calcext:value-type="string">
            <text:p>CASH</text:p>
          </table:table-cell>
          <table:table-cell table:style-name="ce69" office:value-type="currency" office:currency="USD" office:value="290.5" calcext:value-type="currency">
            <text:p>$290.50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5.4011" calcext:value-type="float">
            <text:p>115.4011</text:p>
          </table:table-cell>
          <table:table-cell office:value-type="string" calcext:value-type="string">
            <text:p>bveZE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6058" calcext:value-type="float">
            <text:p>38.605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19.05" calcext:value-type="currency">
            <text:p>$219.05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738.39" calcext:value-type="currency">
            <text:p>$738.39</text:p>
          </table:table-cell>
          <table:table-cell table:formula="of:=[.G91]/[.G86]" office:value-type="float" office:value="1419.98076923077" calcext:value-type="float">
            <text:p>1419.98076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87.739" calcext:value-type="float">
            <text:p>1087.7390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76.05" calcext:value-type="currency">
            <text:p>$76.0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639.667257" calcext:value-type="currency">
            <text:p>$639.67</text:p>
          </table:table-cell>
          <table:table-cell table:formula="of:=[.G92]/[.G86]" office:value-type="float" office:value="1230.12934038462" calcext:value-type="float">
            <text:p>1230.12934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82.553" calcext:value-type="float">
            <text:p>582.5530</text:p>
          </table:table-cell>
          <table:table-cell office:value-type="string" calcext:value-type="string">
            <text:p>oRETRO</text:p>
          </table:table-cell>
          <table:table-cell table:style-name="ce69" office:value-type="currency" office:currency="USD" office:value="25.03" calcext:value-type="currency">
            <text:p>$25.0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98.722743" calcext:value-type="currency">
            <text:p>$98.72</text:p>
          </table:table-cell>
          <table:table-cell table:formula="of:=[.G93]/[.G86]" office:value-type="float" office:value="189.851428846154" calcext:value-type="float">
            <text:p>189.85142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80.0413" calcext:value-type="float">
            <text:p>80.0413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40.65" calcext:value-type="currency">
            <text:p>$40.65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.4123" calcext:value-type="float">
            <text:p>24.412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4.41" calcext:value-type="currency">
            <text:p>$24.4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511.7338056" calcext:value-type="currency">
            <text:p>$511.73</text:p>
          </table:table-cell>
          <table:table-cell table:formula="of:=[.G95]/[.G86]" office:value-type="float" office:value="984.103472307692" calcext:value-type="float">
            <text:p>984.10347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1.6674" calcext:value-type="float">
            <text:p>11.667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1.66" calcext:value-type="currency">
            <text:p>$11.6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27.9334514" calcext:value-type="currency">
            <text:p>$127.93</text:p>
          </table:table-cell>
          <table:table-cell table:formula="of:=[.G96]/[.G86]" office:value-type="float" office:value="246.025868076923" calcext:value-type="float">
            <text:p>246.02586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5397" calcext:value-type="float">
            <text:p>2.539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54" calcext:value-type="currency">
            <text:p>$2.54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.9908" calcext:value-type="float">
            <text:p>1.9908</text:p>
          </table:table-cell>
          <table:table-cell office:value-type="string" calcext:value-type="string">
            <text:p>stMATIC</text:p>
          </table:table-cell>
          <table:table-cell table:style-name="ce69" office:value-type="currency" office:currency="USD" office:value="1.1" calcext:value-type="currency">
            <text:p>$1.1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666" calcext:value-type="float">
            <text:p>0.666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67" calcext:value-type="currency">
            <text:p>$0.6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5805" calcext:value-type="float">
            <text:p>0.5805</text:p>
          </table:table-cell>
          <table:table-cell office:value-type="string" calcext:value-type="string">
            <text:p>tUSDC</text:p>
          </table:table-cell>
          <table:table-cell table:style-name="ce69" office:value-type="currency" office:currency="USD" office:value="0.6" calcext:value-type="currency">
            <text:p>$0.60</text:p>
          </table:table-cell>
          <table:table-cell/>
          <table:table-cell office:value-type="string" calcext:value-type="string">
            <text:p>PoL Farm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452" calcext:value-type="float">
            <text:p>0.452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PoL Stak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007" calcext:value-type="float">
            <text:p>0.007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.85" calcext:value-type="currency">
            <text:p>$10.85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6.8" calcext:value-type="currency">
            <text:p>$6.80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41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05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9.1855" calcext:value-type="float">
            <text:p>499.185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9.9377" calcext:value-type="float">
            <text:p>169.937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.58" calcext:value-type="currency">
            <text:p>$1.58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0.8785" calcext:value-type="float">
            <text:p>150.8785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3.26" calcext:value-type="currency">
            <text:p>$3.2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2.2081" calcext:value-type="float">
            <text:p>92.2081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85.11" calcext:value-type="currency">
            <text:p>$85.1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9.0968" calcext:value-type="float">
            <text:p>69.096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6.33" calcext:value-type="currency">
            <text:p>$16.33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.9723" calcext:value-type="float">
            <text:p>47.972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98" calcext:value-type="currency">
            <text:p>$47.9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300.87" calcext:value-type="currency">
            <text:p>$2,300.87</text:p>
          </table:table-cell>
          <table:table-cell table:formula="of:=[.G15]/[.G10]" office:value-type="float" office:value="10.6521759259259" calcext:value-type="float">
            <text:p>10.652176</text:p>
          </table:table-cell>
          <table:table-cell table:formula="of:=[.G15]/[.G11]" office:value-type="float" office:value="20917" calcext:value-type="float">
            <text:p>20917.0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2.3446" calcext:value-type="float">
            <text:p>42.3446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28.25" calcext:value-type="currency">
            <text:p>$28.2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1993.243681" calcext:value-type="currency">
            <text:p>$1,993.24</text:p>
          </table:table-cell>
          <table:table-cell table:formula="of:=[.G16]/[.G10]" office:value-type="float" office:value="9.22798000462963" calcext:value-type="float">
            <text:p>9.227980</text:p>
          </table:table-cell>
          <table:table-cell table:formula="of:=[.G16]/[.G11]" office:value-type="float" office:value="18120.3971" calcext:value-type="float">
            <text:p>1812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9.5884" calcext:value-type="float">
            <text:p>29.5884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9.42" calcext:value-type="currency">
            <text:p>$19.42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307.626319" calcext:value-type="currency">
            <text:p>$307.63</text:p>
          </table:table-cell>
          <table:table-cell table:formula="of:=[.G17]/[.G10]" office:value-type="float" office:value="1.4241959212963" calcext:value-type="float">
            <text:p>1.424196</text:p>
          </table:table-cell>
          <table:table-cell table:formula="of:=[.G17]/[.G11]" office:value-type="float" office:value="2796.6029" calcext:value-type="float">
            <text:p>2796.60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.4782" calcext:value-type="float">
            <text:p>14.478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4.45" calcext:value-type="currency">
            <text:p>$14.4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.9789" calcext:value-type="float">
            <text:p>3.978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.95" calcext:value-type="currency">
            <text:p>$3.9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.0193" calcext:value-type="float">
            <text:p>1.019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.02" calcext:value-type="currency">
            <text:p>$1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1594.5949448" calcext:value-type="currency">
            <text:p>$1,594.59</text:p>
          </table:table-cell>
          <table:table-cell table:formula="of:=[.G20]/[.G10]" office:value-type="float" office:value="7.3823840037037" calcext:value-type="float">
            <text:p>7.382384</text:p>
          </table:table-cell>
          <table:table-cell table:formula="of:=[.G20]/[.G11]" office:value-type="float" office:value="14496.31768" calcext:value-type="float">
            <text:p>14496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842" calcext:value-type="float">
            <text:p>0.3842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1.15" calcext:value-type="currency">
            <text:p>$81.15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398.6487362" calcext:value-type="currency">
            <text:p>$398.65</text:p>
          </table:table-cell>
          <table:table-cell table:formula="of:=[.G21]/[.G10]" office:value-type="float" office:value="1.84559600092593" calcext:value-type="float">
            <text:p>1.845596</text:p>
          </table:table-cell>
          <table:table-cell table:formula="of:=[.G21]/[.G11]" office:value-type="float" office:value="3624.07942" calcext:value-type="float">
            <text:p>3624.0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645" calcext:value-type="float">
            <text:p>0.064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518" calcext:value-type="float">
            <text:p>0.0518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204" calcext:value-type="float">
            <text:p>0.0204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4.63" calcext:value-type="currency">
            <text:p>$4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1.6" calcext:value-type="currency">
            <text:p>$11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17" calcext:value-type="currency">
            <text:p>$0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.13" calcext:value-type="currency">
            <text:p>$0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0796.4744" calcext:value-type="float">
            <text:p>30796.4744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85.68" calcext:value-type="currency">
            <text:p>$285.6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707.6825" calcext:value-type="float">
            <text:p>27707.682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90.11" calcext:value-type="currency">
            <text:p>$90.11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319.2301" calcext:value-type="float">
            <text:p>8319.2301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179.62" calcext:value-type="currency">
            <text:p>$179.6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972.2496" calcext:value-type="float">
            <text:p>3972.2496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643.199" calcext:value-type="float">
            <text:p>1643.199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33.09" calcext:value-type="currency">
            <text:p>$33.0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519" calcext:value-type="float">
            <text:p>808.519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404.72" calcext:value-type="currency">
            <text:p>$404.7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94.5174" calcext:value-type="float">
            <text:p>594.5174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14.99" calcext:value-type="currency">
            <text:p>$114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9.7662" calcext:value-type="float">
            <text:p>329.7662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90.4" calcext:value-type="currency">
            <text:p>$9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95.2135" calcext:value-type="float">
            <text:p>295.213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9.76" calcext:value-type="currency">
            <text:p>$69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84.7617" calcext:value-type="float">
            <text:p>284.761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284.19" calcext:value-type="currency">
            <text:p>$284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8.7613" calcext:value-type="float">
            <text:p>108.761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1.39" calcext:value-type="currency">
            <text:p>$71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64.019" calcext:value-type="float">
            <text:p>64.01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41.45" calcext:value-type="currency">
            <text:p>$341.4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13" calcext:value-type="float">
            <text:p>0.001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0.28" calcext:value-type="currency">
            <text:p>$0.28</text:p>
          </table:table-cell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6714.9114" calcext:value-type="float">
            <text:p>96714.9114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648.39" calcext:value-type="currency">
            <text:p>$648.3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913.0761" calcext:value-type="float">
            <text:p>52913.076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94.77" calcext:value-type="currency">
            <text:p>$494.77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2.0218" calcext:value-type="float">
            <text:p>252.021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52.09" calcext:value-type="currency">
            <text:p>$252.09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670413683489142" calcext:value-type="currency">
            <text:p>$0.006704</text:p>
          </table:table-cell>
          <table:table-cell table:formula="of:=[.G52]/[.G50]" office:value-type="float" office:value="0.00000401205076893562" calcext:value-type="float">
            <text:p>0.0000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4.2988" calcext:value-type="float">
            <text:p>74.298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4.3" calcext:value-type="currency">
            <text:p>$74.30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961" calcext:value-type="float">
            <text:p>0.196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316.66" calcext:value-type="currency">
            <text:p>$316.66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786.21" calcext:value-type="currency">
            <text:p>$1,786.21</text:p>
          </table:table-cell>
          <table:table-cell table:formula="of:=[.G55]/[.G50]" office:value-type="float" office:value="1.06894673847995" calcext:value-type="float">
            <text:p>1.06894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666.9940528259" calcext:value-type="currency">
            <text:p>$1,666.99</text:p>
          </table:table-cell>
          <table:table-cell table:formula="of:=[.G56]/[.G50]" office:value-type="float" office:value="0.997602664767146" calcext:value-type="float">
            <text:p>0.99760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444.11694796308" calcext:value-type="currency">
            <text:p>$1,444.12</text:p>
          </table:table-cell>
          <table:table-cell table:formula="of:=[.G57]/[.G50]" office:value-type="float" office:value="0.864223188487779" calcext:value-type="float">
            <text:p>0.86422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22.877104862823" calcext:value-type="currency">
            <text:p>$222.88</text:p>
          </table:table-cell>
          <table:table-cell table:formula="of:=[.G58]/[.G50]" office:value-type="float" office:value="0.133379476279368" calcext:value-type="float">
            <text:p>0.13337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22.058473981539" calcext:value-type="currency">
            <text:p>$722.06</text:p>
          </table:table-cell>
          <table:table-cell table:formula="of:=[.G60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722.058473981539" calcext:value-type="currency">
            <text:p>$722.06</text:p>
          </table:table-cell>
          <table:table-cell table:formula="of:=[.G61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57.8352" calcext:value-type="float">
            <text:p>6857.835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00.76" calcext:value-type="currency">
            <text:p>$200.76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5" calcext:value-type="currency">
            <text:p>$0.5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.8079" calcext:value-type="float">
            <text:p>151.8079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44.6" calcext:value-type="currency">
            <text:p>$44.60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45454545454545" calcext:value-type="float">
            <text:p>0.1454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.1783" calcext:value-type="float">
            <text:p>89.1783</text:p>
          </table:table-cell>
          <table:table-cell table:style-name="ce69" office:value-type="string" calcext:value-type="string">
            <text:p>CASH</text:p>
          </table:table-cell>
          <table:table-cell table:style-name="ce69" office:value-type="currency" office:currency="USD" office:value="89.17" calcext:value-type="currency">
            <text:p>$89.17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09090909090909" calcext:value-type="float">
            <text:p>0.109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7.4694" calcext:value-type="float">
            <text:p>77.4694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32.82" calcext:value-type="currency">
            <text:p>$132.8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51" calcext:value-type="float">
            <text:p>52.0510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52.07" calcext:value-type="currency">
            <text:p>$52.0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259" calcext:value-type="float">
            <text:p>52.02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2.03" calcext:value-type="currency">
            <text:p>$52.0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6:.D110])" office:value-type="currency" office:currency="USD" office:value="840.6" calcext:value-type="currency">
            <text:p>$840.60</text:p>
          </table:table-cell>
          <table:table-cell table:formula="of:=[.G91]/[.G86]" office:value-type="float" office:value="1528.36363636364" calcext:value-type="float">
            <text:p>1528.3636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7215" calcext:value-type="float">
            <text:p>37.721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0.54" calcext:value-type="currency">
            <text:p>$20.5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728.21178" calcext:value-type="currency">
            <text:p>$728.21</text:p>
          </table:table-cell>
          <table:table-cell table:formula="of:=[.G92]/[.G86]" office:value-type="float" office:value="1324.02141818182" calcext:value-type="float">
            <text:p>1324.02141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6949" calcext:value-type="float">
            <text:p>5.694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39.78" calcext:value-type="currency">
            <text:p>$139.7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112.38822" calcext:value-type="currency">
            <text:p>$112.39</text:p>
          </table:table-cell>
          <table:table-cell table:formula="of:=[.G93]/[.G86]" office:value-type="float" office:value="204.342218181818" calcext:value-type="float">
            <text:p>204.34221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.1" calcext:value-type="currency">
            <text:p>$7.1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582.569424" calcext:value-type="currency">
            <text:p>$582.57</text:p>
          </table:table-cell>
          <table:table-cell table:formula="of:=[.G95]/[.G86]" office:value-type="float" office:value="1059.21713454545" calcext:value-type="float">
            <text:p>1059.21713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49.39" calcext:value-type="float">
            <text:p>249.39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18.71" calcext:value-type="currency">
            <text:p>$18.7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145.642356" calcext:value-type="currency">
            <text:p>$145.64</text:p>
          </table:table-cell>
          <table:table-cell table:formula="of:=[.G96]/[.G86]" office:value-type="float" office:value="264.804283636364" calcext:value-type="float">
            <text:p>264.80428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80.1776" calcext:value-type="float">
            <text:p>180.1776</text:p>
          </table:table-cell>
          <table:table-cell office:value-type="string" calcext:value-type="string">
            <text:p>JRT</text:p>
          </table:table-cell>
          <table:table-cell table:style-name="ce69" office:value-type="currency" office:currency="USD" office:value="1.21" calcext:value-type="currency">
            <text:p>$1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91.8071" calcext:value-type="float">
            <text:p>91.8071</text:p>
          </table:table-cell>
          <table:table-cell office:value-type="string" calcext:value-type="string">
            <text:p>elRETRO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6.4005" calcext:value-type="float">
            <text:p>36.4005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19.82" calcext:value-type="currency">
            <text:p>$19.82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5.8813" calcext:value-type="float">
            <text:p>35.8813</text:p>
          </table:table-cell>
          <table:table-cell office:value-type="string" calcext:value-type="string">
            <text:p>STAR</text:p>
          </table:table-cell>
          <table:table-cell table:style-name="ce69" office:value-type="currency" office:currency="USD" office:value="35.89" calcext:value-type="currency">
            <text:p>$35.89</text:p>
          </table:table-cell>
          <table:table-cell/>
          <table:table-cell office:value-type="string" calcext:value-type="string">
            <text:p>PoL Farm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5.6498" calcext:value-type="float">
            <text:p>5.649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6.09" calcext:value-type="currency">
            <text:p>$6.09</text:p>
          </table:table-cell>
          <table:table-cell/>
          <table:table-cell office:value-type="string" calcext:value-type="string">
            <text:p>PoL Stak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.2458" calcext:value-type="float">
            <text:p>2.2458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66" calcext:value-type="currency">
            <text:p>$0.66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.0282" calcext:value-type="float">
            <text:p>1.0282</text:p>
          </table:table-cell>
          <table:table-cell office:value-type="string" calcext:value-type="string">
            <text:p>ICHI</text:p>
          </table:table-cell>
          <table:table-cell table:style-name="ce69" office:value-type="currency" office:currency="USD" office:value="1.76" calcext:value-type="currency">
            <text:p>$1.76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6519" calcext:value-type="float">
            <text:p>0.651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476" calcext:value-type="float">
            <text:p>0.5476</text:p>
          </table:table-cell>
          <table:table-cell office:value-type="string" calcext:value-type="string">
            <text:p>tUSDC</text:p>
          </table:table-cell>
          <table:table-cell table:style-name="ce69" office:value-type="currency" office:currency="USD" office:value="0.56" calcext:value-type="currency">
            <text:p>$0.56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4917" calcext:value-type="float">
            <text:p>0.491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2.07" calcext:value-type="currency">
            <text:p>$12.07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669" calcext:value-type="float">
            <text:p>0.2669</text:p>
          </table:table-cell>
          <table:table-cell office:value-type="string" calcext:value-type="string">
            <text:p>CASH</text:p>
          </table:table-cell>
          <table:table-cell table:style-name="ce69" office:value-type="currency" office:currency="USD" office:value="0.27" calcext:value-type="currency">
            <text:p>$0.27</text:p>
          </table:table-cell>
          <table:table-cell table:number-columns-repeated="2"/>
          <table:table-cell table:style-name="ce6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9" calcext:value-type="float">
            <text:p>0.0109</text:p>
          </table:table-cell>
          <table:table-cell office:value-type="string" calcext:value-type="string">
            <text:p>stER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5" calcext:value-type="currency">
            <text:p>$0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41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22]*0.8" office:value-type="currency" office:currency="USD" office:value="0" calcext:value-type="currency">
            <text:p>$0.00</text:p>
          </table:table-cell>
          <table:table-cell table:formula="of:=[.G126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8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default-cell-style-name="ce75"/>
        <table:table-column table:style-name="co1" table:number-columns-repeated="55" table:default-cell-style-name="Default"/>
        <table:table-row table:style-name="ro1">
          <table:table-cell table:style-name="ce39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78" office:value-type="string" calcext:value-type="string">
            <text:p>(In THE)</text:p>
          </table:table-cell>
          <table:table-cell table:style-name="ce40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6604.5551" calcext:value-type="float">
            <text:p>376604.5551</text:p>
          </table:table-cell>
          <table:table-cell office:value-type="string" calcext:value-type="string">
            <text:p>FS</text:p>
          </table:table-cell>
          <table:table-cell table:style-name="ce69" office:value-type="currency" office:currency="USD" office:value="91.05" calcext:value-type="currency">
            <text:p>$91.05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2640.9682" calcext:value-type="float">
            <text:p>192640.968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470.74" calcext:value-type="currency">
            <text:p>$470.7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197.6508" calcext:value-type="float">
            <text:p>13197.650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28.59" calcext:value-type="currency">
            <text:p>$328.59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712.6515" calcext:value-type="float">
            <text:p>12712.6515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222.96" calcext:value-type="currency">
            <text:p>$222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605.8769" calcext:value-type="float">
            <text:p>3605.8769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107.37" calcext:value-type="currency">
            <text:p>$107.37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3.8706" calcext:value-type="float">
            <text:p>333.8706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37.8" calcext:value-type="currency">
            <text:p>$37.8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2907.78" calcext:value-type="currency">
            <text:p>$2,907.78</text:p>
          </table:table-cell>
          <table:table-cell table:formula="of:=[.G15]/[.G10]" office:value-type="float" office:value="13.4619444444444" calcext:value-type="float">
            <text:p>13.461944</text:p>
          </table:table-cell>
          <table:table-cell table:formula="of:=[.G15]/[.G11]" office:value-type="float" office:value="26434.3636363636" calcext:value-type="float">
            <text:p>26434.36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89.8126" calcext:value-type="float">
            <text:p>289.8126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212.09" calcext:value-type="currency">
            <text:p>$212.09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2519.009814" calcext:value-type="currency">
            <text:p>$2,519.01</text:p>
          </table:table-cell>
          <table:table-cell table:formula="of:=[.G16]/[.G10]" office:value-type="float" office:value="11.6620824722222" calcext:value-type="float">
            <text:p>11.662082</text:p>
          </table:table-cell>
          <table:table-cell table:formula="of:=[.G16]/[.G11]" office:value-type="float" office:value="22900.0892181818" calcext:value-type="float">
            <text:p>22900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6.3184" calcext:value-type="float">
            <text:p>146.3184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43.11" calcext:value-type="currency">
            <text:p>$43.1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388.770186" calcext:value-type="currency">
            <text:p>$388.77</text:p>
          </table:table-cell>
          <table:table-cell table:formula="of:=[.G17]/[.G10]" office:value-type="float" office:value="1.79986197222222" calcext:value-type="float">
            <text:p>1.799862</text:p>
          </table:table-cell>
          <table:table-cell table:formula="of:=[.G17]/[.G11]" office:value-type="float" office:value="3534.27441818182" calcext:value-type="float">
            <text:p>3534.27</text:p>
          </table:table-cell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31.2405" calcext:value-type="float">
            <text:p>131.2405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39.65" calcext:value-type="currency">
            <text:p>$39.6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9.1967" calcext:value-type="float">
            <text:p>119.196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692.6" calcext:value-type="currency">
            <text:p>$692.60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.9493" calcext:value-type="float">
            <text:p>67.9493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67.95" calcext:value-type="currency">
            <text:p>$67.95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015.2078512" calcext:value-type="currency">
            <text:p>$2,015.21</text:p>
          </table:table-cell>
          <table:table-cell table:formula="of:=[.G20]/[.G10]" office:value-type="float" office:value="9.32966597777778" calcext:value-type="float">
            <text:p>9.329666</text:p>
          </table:table-cell>
          <table:table-cell table:formula="of:=[.G20]/[.G11]" office:value-type="float" office:value="18320.0713745455" calcext:value-type="float">
            <text:p>18320.0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.5075" calcext:value-type="float">
            <text:p>53.507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53.46" calcext:value-type="currency">
            <text:p>$53.46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503.8019628" calcext:value-type="currency">
            <text:p>$503.80</text:p>
          </table:table-cell>
          <table:table-cell table:formula="of:=[.G21]/[.G10]" office:value-type="float" office:value="2.33241649444444" calcext:value-type="float">
            <text:p>2.332416</text:p>
          </table:table-cell>
          <table:table-cell table:formula="of:=[.G21]/[.G11]" office:value-type="float" office:value="4580.01784363636" calcext:value-type="float">
            <text:p>4580.0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69.3483" calcext:value-type="float">
            <text:p>1469.3483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6.58" calcext:value-type="currency">
            <text:p>$36.5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4.3882" calcext:value-type="float">
            <text:p>334.3882</text:p>
          </table:table-cell>
          <table:table-cell office:value-type="string" calcext:value-type="string">
            <text:p>FS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4.9632" calcext:value-type="float">
            <text:p>214.963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0.53" calcext:value-type="currency">
            <text:p>$0.5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05.7461" calcext:value-type="float">
            <text:p>205.746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05.57" calcext:value-type="currency">
            <text:p>$205.5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3.349" calcext:value-type="float">
            <text:p>93.3490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61.33" calcext:value-type="currency">
            <text:p>$61.3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3988" calcext:value-type="float">
            <text:p>33.3988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1888" calcext:value-type="float">
            <text:p>28.1888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91.87" calcext:value-type="currency">
            <text:p>$91.8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0447" calcext:value-type="float">
            <text:p>9.044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6.62" calcext:value-type="currency">
            <text:p>$6.6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606" calcext:value-type="float">
            <text:p>3.9606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96" calcext:value-type="currency">
            <text:p>$3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569" calcext:value-type="float">
            <text:p>3.356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.35" calcext:value-type="currency">
            <text:p>$3.3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.2387" calcext:value-type="float">
            <text:p>2.2387</text:p>
          </table:table-cell>
          <table:table-cell office:value-type="string" calcext:value-type="string">
            <text:p>CSIX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659" calcext:value-type="float">
            <text:p>0.665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.87" calcext:value-type="currency">
            <text:p>$3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31" calcext:value-type="float">
            <text:p>0.631</text:p>
          </table:table-cell>
          <table:table-cell office:value-type="string" calcext:value-type="string">
            <text:p>axlLqdr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17.48" calcext:value-type="currency">
            <text:p>$117.4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.19" calcext:value-type="currency">
            <text:p>$2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5.5" calcext:value-type="currency">
            <text:p>$5.5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26" calcext:value-type="currency">
            <text:p>$0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DU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2123.3238" calcext:value-type="float">
            <text:p>122123.323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251.16" calcext:value-type="currency">
            <text:p>$1,251.16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6447.9032" calcext:value-type="float">
            <text:p>56447.9032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461.91" calcext:value-type="currency">
            <text:p>$461.9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6.1291" calcext:value-type="float">
            <text:p>306.1291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329.71" calcext:value-type="currency">
            <text:p>$329.7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10245053615221" calcext:value-type="currency">
            <text:p>$0.010245</text:p>
          </table:table-cell>
          <table:table-cell table:formula="of:=[.G52]/[.G50]" office:value-type="float" office:value="0.00000613109133167028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1854" calcext:value-type="float">
            <text:p>159.1854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59.09" calcext:value-type="currency">
            <text:p>$159.09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2825" calcext:value-type="float">
            <text:p>33.282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3.28" calcext:value-type="currency">
            <text:p>$33.28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367" calcext:value-type="float">
            <text:p>30.367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76.64" calcext:value-type="currency">
            <text:p>$176.6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2738.16" calcext:value-type="currency">
            <text:p>$2,738.16</text:p>
          </table:table-cell>
          <table:table-cell table:formula="of:=[.G55]/[.G50]" office:value-type="float" office:value="1.6386355475763" calcext:value-type="float">
            <text:p>1.63863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6316" calcext:value-type="float">
            <text:p>10.631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.63" calcext:value-type="currency">
            <text:p>$10.6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2555.40862255041" calcext:value-type="currency">
            <text:p>$2,555.41</text:p>
          </table:table-cell>
          <table:table-cell table:formula="of:=[.G56]/[.G50]" office:value-type="float" office:value="1.52926907393801" calcext:value-type="float">
            <text:p>1.52926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0224" calcext:value-type="float">
            <text:p>10.0224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262.81" calcext:value-type="currency">
            <text:p>$262.8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2213.75048971542" calcext:value-type="currency">
            <text:p>$2,213.75</text:p>
          </table:table-cell>
          <table:table-cell table:formula="of:=[.G57]/[.G50]" office:value-type="float" office:value="1.3248057987525" calcext:value-type="float">
            <text:p>1.32480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341.65813283499" calcext:value-type="currency">
            <text:p>$341.66</text:p>
          </table:table-cell>
          <table:table-cell table:formula="of:=[.G58]/[.G50]" office:value-type="float" office:value="0.204463275185512" calcext:value-type="float">
            <text:p>0.20446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909" calcext:value-type="float">
            <text:p>0.490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9" calcext:value-type="currency">
            <text:p>$0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43" calcext:value-type="float">
            <text:p>0.4543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1106.87524485771" calcext:value-type="currency">
            <text:p>$1,106.88</text:p>
          </table:table-cell>
          <table:table-cell table:formula="of:=[.G60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15" calcext:value-type="float">
            <text:p>0.261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23" calcext:value-type="currency">
            <text:p>$0.2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1106.87524485771" calcext:value-type="currency">
            <text:p>$1,106.88</text:p>
          </table:table-cell>
          <table:table-cell table:formula="of:=[.G61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06" calcext:value-type="float">
            <text:p>0.030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1.24" calcext:value-type="currency">
            <text:p>$51.2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.91" calcext:value-type="currency">
            <text:p>$2.91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58" calcext:value-type="currency">
            <text:p>$1.58</text:p>
          </table:table-cell>
          <table:table-cell/>
          <table:table-cell office:value-type="string" calcext:value-type="string">
            <text:p>RETRO</text:p>
          </table:table-cell>
          <table:table-cell table:style-name="ce71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5.2939" calcext:value-type="float">
            <text:p>435.2939</text:p>
          </table:table-cell>
          <table:table-cell office:value-type="string" calcext:value-type="string">
            <text:p>WMATIC</text:p>
          </table:table-cell>
          <table:table-cell table:style-name="ce69" office:value-type="currency" office:currency="USD" office:value="222.28" calcext:value-type="currency">
            <text:p>$222.28</text:p>
          </table:table-cell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96])" office:value-type="currency" office:currency="USD" office:value="226.77" calcext:value-type="currency">
            <text:p>$226.77</text:p>
          </table:table-cell>
          <table:table-cell table:formula="of:=[.G91]/[.G86]" office:value-type="float" office:value="436.096153846154" calcext:value-type="float">
            <text:p>436.09615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196.450851" calcext:value-type="currency">
            <text:p>$196.45</text:p>
          </table:table-cell>
          <table:table-cell table:formula="of:=[.G92]/[.G86]" office:value-type="float" office:value="377.790098076923" calcext:value-type="float">
            <text:p>377.7900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30.319149" calcext:value-type="currency">
            <text:p>$30.32</text:p>
          </table:table-cell>
          <table:table-cell table:formula="of:=[.G93]/[.G86]" office:value-type="float" office:value="58.3060557692308" calcext:value-type="float">
            <text:p>58.306056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.8" office:value-type="currency" office:currency="USD" office:value="157.1606808" calcext:value-type="currency">
            <text:p>$157.16</text:p>
          </table:table-cell>
          <table:table-cell table:formula="of:=[.G95]/[.G86]" office:value-type="float" office:value="302.232078461538" calcext:value-type="float">
            <text:p>302.232078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92]*0.2" office:value-type="currency" office:currency="USD" office:value="39.2901702" calcext:value-type="currency">
            <text:p>$39.29</text:p>
          </table:table-cell>
          <table:table-cell table:formula="of:=[.G96]/[.G86]" office:value-type="float" office:value="75.5580196153846" calcext:value-type="float">
            <text:p>75.55802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Farm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Staking</text:p>
          </table:table-cell>
          <table:table-cell table:style-name="ce6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82"/>
          <table:table-cell table:style-name="ce41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78"/>
          <table:table-cell table:style-name="ce40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1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9-21" calcext:value-type="date">
            <text:p>2023-09-2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504.6461" calcext:value-type="float">
            <text:p>119504.6461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733.73" calcext:value-type="currency">
            <text:p>$2,733.73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0" calcext:value-type="currency">
            <text:p>$210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07.6172" calcext:value-type="float">
            <text:p>1207.617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031.47" calcext:value-type="currency">
            <text:p>$1,031.4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.504" calcext:value-type="float">
            <text:p>266.5040</text:p>
          </table:table-cell>
          <table:table-cell office:value-type="string" calcext:value-type="string">
            <text:p>AST</text:p>
          </table:table-cell>
          <table:table-cell table:style-name="ce69" office:value-type="currency" office:currency="USD" office:value="7.3" calcext:value-type="currency">
            <text:p>$7.3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2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10:.D45])" office:value-type="currency" office:currency="USD" office:value="3872.54" calcext:value-type="currency">
            <text:p>$3,872.54</text:p>
          </table:table-cell>
          <table:table-cell table:formula="of:=[.G15]/[.G10]" office:value-type="float" office:value="18.4406666666667" calcext:value-type="float">
            <text:p>18.44066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ase</text:p>
          </table:table-cell>
          <table:table-cell table:style-name="ce69" table:formula="of:=[.G15]*(1-0.1337)" office:value-type="currency" office:currency="USD" office:value="3354.781402" calcext:value-type="currency">
            <text:p>$3,354.78</text:p>
          </table:table-cell>
          <table:table-cell table:formula="of:=[.G16]/[.G10]" office:value-type="float" office:value="15.9751495333333" calcext:value-type="float">
            <text:p>15.97515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PoL</text:p>
          </table:table-cell>
          <table:table-cell table:style-name="ce69" table:formula="of:=[.G15]-[.G16]" office:value-type="currency" office:currency="USD" office:value="517.758598" calcext:value-type="currency">
            <text:p>$517.76</text:p>
          </table:table-cell>
          <table:table-cell table:formula="of:=[.G17]/[.G10]" office:value-type="float" office:value="2.46551713333333" calcext:value-type="float">
            <text:p>2.46551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9.0072" calcext:value-type="float">
            <text:p>569.007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13.02" calcext:value-type="currency">
            <text:p>$13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16]*0.8" office:value-type="currency" office:currency="USD" office:value="2683.8251216" calcext:value-type="currency">
            <text:p>$2,683.83</text:p>
          </table:table-cell>
          <table:table-cell table:formula="of:=[.G20]/[.G10]" office:value-type="float" office:value="12.7801196266667" calcext:value-type="float">
            <text:p>12.78012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8614" calcext:value-type="float">
            <text:p>35.8614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0.63" calcext:value-type="currency">
            <text:p>$30.6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16]*0.2" office:value-type="currency" office:currency="USD" office:value="670.9562804" calcext:value-type="currency">
            <text:p>$670.96</text:p>
          </table:table-cell>
          <table:table-cell table:formula="of:=[.G21]/[.G10]" office:value-type="float" office:value="3.19502990666667" calcext:value-type="float">
            <text:p>3.1950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1123" calcext:value-type="float">
            <text:p>27.112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7.12" calcext:value-type="currency">
            <text:p>$27.1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4.3262" calcext:value-type="float">
            <text:p>24.326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4.32" calcext:value-type="currency">
            <text:p>$24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4615" calcext:value-type="float">
            <text:p>3.46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46" calcext:value-type="currency">
            <text:p>$3.4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1.49" calcext:value-type="currency">
            <text:p>$1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7258.04" calcext:value-type="float">
            <text:p>97258.0400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504.42" calcext:value-type="currency">
            <text:p>$504.4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591" calcext:value-type="currency">
            <text:p>$1,59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282.1954" calcext:value-type="float">
            <text:p>22282.195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74.75" calcext:value-type="currency">
            <text:p>$74.7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5.7469" calcext:value-type="float">
            <text:p>615.746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662.43" calcext:value-type="currency">
            <text:p>$662.4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50]/[.B50]" office:value-type="currency" office:currency="USD" office:value="0.00518640926755259" calcext:value-type="currency">
            <text:p>$0.005186</text:p>
          </table:table-cell>
          <table:table-cell table:formula="of:=[.G52]/[.G50]" office:value-type="float" office:value="0.00000325984240575272" calcext:value-type="float">
            <text:p>0.0000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828" calcext:value-type="float">
            <text:p>59.482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59.48" calcext:value-type="currency">
            <text:p>$59.4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5181" calcext:value-type="float">
            <text:p>26.5181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44.52" calcext:value-type="currency">
            <text:p>$144.52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.2276" calcext:value-type="float">
            <text:p>17.227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33.03" calcext:value-type="currency">
            <text:p>$433.0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50:.D75])" office:value-type="currency" office:currency="USD" office:value="1973.94" calcext:value-type="currency">
            <text:p>$1,973.94</text:p>
          </table:table-cell>
          <table:table-cell table:formula="of:=[.G55]/[.G50]" office:value-type="float" office:value="1.24069138906348" calcext:value-type="float">
            <text:p>1.24069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.7951" calcext:value-type="float">
            <text:p>16.795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6.8" calcext:value-type="currency">
            <text:p>$16.8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55]*3286/(3286+150+85)" office:value-type="currency" office:currency="USD" office:value="1842.19450156206" calcext:value-type="currency">
            <text:p>$1,842.19</text:p>
          </table:table-cell>
          <table:table-cell table:formula="of:=[.G56]/[.G50]" office:value-type="float" office:value="1.15788466471531" calcext:value-type="float">
            <text:p>1.15788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4344" calcext:value-type="float">
            <text:p>1.434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3" calcext:value-type="currency">
            <text:p>$1.4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56]*(1-0.1337)" office:value-type="currency" office:currency="USD" office:value="1595.89309670321" calcext:value-type="currency">
            <text:p>$1,595.89</text:p>
          </table:table-cell>
          <table:table-cell table:formula="of:=[.G57]/[.G50]" office:value-type="float" office:value="1.00307548504287" calcext:value-type="float">
            <text:p>1.003075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9" calcext:value-type="float">
            <text:p>0.459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6" calcext:value-type="currency">
            <text:p>$0.4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56]-[.G57]" office:value-type="currency" office:currency="USD" office:value="246.301404858847" calcext:value-type="currency">
            <text:p>$246.30</text:p>
          </table:table-cell>
          <table:table-cell table:formula="of:=[.G58]/[.G50]" office:value-type="float" office:value="0.154809179672437" calcext:value-type="float">
            <text:p>0.15480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6.47" calcext:value-type="currency">
            <text:p>$76.4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57]*0.5" office:value-type="currency" office:currency="USD" office:value="797.946548351605" calcext:value-type="currency">
            <text:p>$797.95</text:p>
          </table:table-cell>
          <table:table-cell table:formula="of:=[.G60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57]*0.5" office:value-type="currency" office:currency="USD" office:value="797.946548351605" calcext:value-type="currency">
            <text:p>$797.95</text:p>
          </table:table-cell>
          <table:table-cell table:formula="of:=[.G61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etro</text:p>
          </table:table-cell>
          <table:table-cell table:style-name="ce68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MATIC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ATIC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RETRO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87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71" office:value-type="currency" office:currency="USD" office:value="1" calcext:value-type="currency">
            <text:p>$1.000000</text:p>
          </table:table-cell>
          <table:table-cell table:formula="of:=[.G88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6:.D96])" office:value-type="currency" office:currency="USD" office:value="0" calcext:value-type="currency">
            <text:p>$0.00</text:p>
          </table:table-cell>
          <table:table-cell table:formula="of:=[.G91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91]*(1-0.1337)" office:value-type="currency" office:currency="USD" office:value="0" calcext:value-type="currency">
            <text:p>$0.00</text:p>
          </table:table-cell>
          <table:table-cell table:formula="of:=[.G92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1]-[.G92]" office:value-type="currency" office:currency="USD" office:value="0" calcext:value-type="currency">
            <text:p>$0.00</text:p>
          </table:table-cell>
          <table:table-cell table:formula="of:=[.G93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2]*0" office:value-type="currency" office:currency="USD" office:value="0" calcext:value-type="currency">
            <text:p>$0.00</text:p>
          </table:table-cell>
          <table:table-cell table:formula="of:=[.G95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92]*0.75" office:value-type="currency" office:currency="USD" office:value="0" calcext:value-type="currency">
            <text:p>$0.00</text:p>
          </table:table-cell>
          <table:table-cell table:formula="of:=[.G96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RETRO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14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294.6034" calcext:value-type="float">
            <text:p>36294.6034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40.65" calcext:value-type="currency">
            <text:p>$140.65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2" calcext:value-type="currency">
            <text:p>$212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88.0662" calcext:value-type="float">
            <text:p>3388.0662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64.69" calcext:value-type="currency">
            <text:p>$64.69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98.4446" calcext:value-type="float">
            <text:p>2398.4446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287.01" calcext:value-type="currency">
            <text:p>$287.01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34.5557" calcext:value-type="float">
            <text:p>1934.5557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04.87" calcext:value-type="currency">
            <text:p>$304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39.2578" calcext:value-type="float">
            <text:p>639.2578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6.5" calcext:value-type="currency">
            <text:p>$76.5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8.7131" calcext:value-type="float">
            <text:p>418.713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95.78" calcext:value-type="currency">
            <text:p>$395.7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5])" office:value-type="currency" office:currency="USD" office:value="2661.77" calcext:value-type="currency">
            <text:p>$2,661.77</text:p>
          </table:table-cell>
          <table:table-cell table:formula="of:=[.G75]/[.G70]" office:value-type="float" office:value="12.5555188679245" calcext:value-type="float">
            <text:p>12.55551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83.5108" calcext:value-type="float">
            <text:p>283.510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0.84" calcext:value-type="currency">
            <text:p>$60.8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305.891351" calcext:value-type="currency">
            <text:p>$2,305.89</text:p>
          </table:table-cell>
          <table:table-cell table:formula="of:=[.G76]/[.G70]" office:value-type="float" office:value="10.876845995283" calcext:value-type="float">
            <text:p>10.87684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27.21" calcext:value-type="currency">
            <text:p>$527.2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55.878649" calcext:value-type="currency">
            <text:p>$355.88</text:p>
          </table:table-cell>
          <table:table-cell table:formula="of:=[.G77]/[.G70]" office:value-type="float" office:value="1.67867287264151" calcext:value-type="float">
            <text:p>1.67867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5.3291" calcext:value-type="float">
            <text:p>45.3291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69.17" calcext:value-type="currency">
            <text:p>$169.1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99.6618" calcext:value-type="float">
            <text:p>599.6618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.32" calcext:value-type="currency">
            <text:p>$2.3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844.7130808" calcext:value-type="currency">
            <text:p>$1,844.71</text:p>
          </table:table-cell>
          <table:table-cell table:formula="of:=[.G80]/[.G70]" office:value-type="float" office:value="8.70147679622641" calcext:value-type="float">
            <text:p>8.7014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4.2279" calcext:value-type="float">
            <text:p>334.2279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65.43" calcext:value-type="currency">
            <text:p>$65.43</text:p>
          </table:table-cell>
          <table:table-cell table:style-name="ce69"/>
          <table:table-cell office:value-type="string" calcext:value-type="string">
            <text:p>L2 Farm</text:p>
          </table:table-cell>
          <table:table-cell table:style-name="ce69" table:formula="of:=[.G76]*0.2" office:value-type="currency" office:currency="USD" office:value="461.1782702" calcext:value-type="currency">
            <text:p>$461.18</text:p>
          </table:table-cell>
          <table:table-cell table:formula="of:=[.G81]/[.G70]" office:value-type="float" office:value="2.1753691990566" calcext:value-type="float">
            <text:p>2.175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868" calcext:value-type="float">
            <text:p>108.286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57.29" calcext:value-type="currency">
            <text:p>$57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1209" calcext:value-type="float">
            <text:p>43.1209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145.39" calcext:value-type="currency">
            <text:p>$145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5122" calcext:value-type="float">
            <text:p>41.512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8.91" calcext:value-type="currency">
            <text:p>$8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.9351" calcext:value-type="float">
            <text:p>37.9351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7.93" calcext:value-type="currency">
            <text:p>$37.9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9093" calcext:value-type="float">
            <text:p>33.9093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2.05" calcext:value-type="currency">
            <text:p>$32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8507" calcext:value-type="float">
            <text:p>23.8507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76" calcext:value-type="currency">
            <text:p>$3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6654" calcext:value-type="float">
            <text:p>21.6654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.59" calcext:value-type="currency">
            <text:p>$2.5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1448" calcext:value-type="float">
            <text:p>8.1448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0.97" calcext:value-type="currency">
            <text:p>$0.97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3" calcext:value-type="float">
            <text:p>1.253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69.33" calcext:value-type="currency">
            <text:p>$269.33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0.45" calcext:value-type="currency">
            <text:p>$0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8.63" calcext:value-type="currency">
            <text:p>$8.6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963.2547" calcext:value-type="float">
            <text:p>80963.2547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713.69" calcext:value-type="currency">
            <text:p>$713.69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42" office:value-type="currency" office:currency="USD" office:value="1642" calcext:value-type="currency">
            <text:p>$1,64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61.482" calcext:value-type="float">
            <text:p>28461.4820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09.32" calcext:value-type="currency">
            <text:p>$109.3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14.461" calcext:value-type="float">
            <text:p>1814.4610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244.28" calcext:value-type="currency">
            <text:p>$244.28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0881498653487309" calcext:value-type="currency">
            <text:p>$0.008815</text:p>
          </table:table-cell>
          <table:table-cell table:formula="of:=[.G112]/[.G110]" office:value-type="float" office:value="0.00000536844490552563" calcext:value-type="float">
            <text:p>0.0000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18.2908" calcext:value-type="float">
            <text:p>518.290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556.91" calcext:value-type="currency">
            <text:p>$556.91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.0555" calcext:value-type="float">
            <text:p>80.055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0.07" calcext:value-type="currency">
            <text:p>$80.07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4952" calcext:value-type="float">
            <text:p>25.495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5.5" calcext:value-type="currency">
            <text:p>$25.50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308.71" calcext:value-type="currency">
            <text:p>$2,308.71</text:p>
          </table:table-cell>
          <table:table-cell table:formula="of:=[.G115]/[.G110]" office:value-type="float" office:value="1.4060353227771" calcext:value-type="float">
            <text:p>1.406035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.007" calcext:value-type="float">
            <text:p>19.00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.02" calcext:value-type="currency">
            <text:p>$4.0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154.62114740131" calcext:value-type="currency">
            <text:p>$2,154.62</text:p>
          </table:table-cell>
          <table:table-cell table:formula="of:=[.G116]/[.G110]" office:value-type="float" office:value="1.31219314701663" calcext:value-type="float">
            <text:p>1.31219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.7774" calcext:value-type="float">
            <text:p>14.7774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52.86" calcext:value-type="currency">
            <text:p>$452.8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1866.54829999375" calcext:value-type="currency">
            <text:p>$1,866.55</text:p>
          </table:table-cell>
          <table:table-cell table:formula="of:=[.G117]/[.G110]" office:value-type="float" office:value="1.13675292326051" calcext:value-type="float">
            <text:p>1.13675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5371" calcext:value-type="float">
            <text:p>8.5371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4.6" calcext:value-type="currency">
            <text:p>$4.6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288.072847407555" calcext:value-type="currency">
            <text:p>$288.07</text:p>
          </table:table-cell>
          <table:table-cell table:formula="of:=[.G118]/[.G110]" office:value-type="float" office:value="0.175440223756123" calcext:value-type="float">
            <text:p>0.17544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9" calcext:value-type="currency">
            <text:p>$0.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6.5" calcext:value-type="currency">
            <text:p>$116.5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933.274149996876" calcext:value-type="currency">
            <text:p>$933.27</text:p>
          </table:table-cell>
          <table:table-cell table:formula="of:=[.G120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7" calcext:value-type="float">
            <text:p>0.0570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933.274149996876" calcext:value-type="currency">
            <text:p>$933.27</text:p>
          </table:table-cell>
          <table:table-cell table:formula="of:=[.G121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07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690.48" calcext:value-type="currency">
            <text:p>$690.48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42.72" calcext:value-type="currency">
            <text:p>$742.7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30.99" calcext:value-type="currency">
            <text:p>$730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231.69" calcext:value-type="currency">
            <text:p>$231.6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2924.54" calcext:value-type="currency">
            <text:p>$2,924.54</text:p>
          </table:table-cell>
          <table:table-cell table:formula="of:=[.G75]/[.G70]" office:value-type="float" office:value="13.539537037037" calcext:value-type="float">
            <text:p>13.5395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80.18" calcext:value-type="currency">
            <text:p>$80.18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533.529002" calcext:value-type="currency">
            <text:p>$2,533.53</text:p>
          </table:table-cell>
          <table:table-cell table:formula="of:=[.G76]/[.G70]" office:value-type="float" office:value="11.7293009351852" calcext:value-type="float">
            <text:p>11.72930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99.59" calcext:value-type="currency">
            <text:p>$99.5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91.010998" calcext:value-type="currency">
            <text:p>$391.01</text:p>
          </table:table-cell>
          <table:table-cell table:formula="of:=[.G77]/[.G70]" office:value-type="float" office:value="1.81023610185185" calcext:value-type="float">
            <text:p>1.8102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0.21" calcext:value-type="currency">
            <text:p>$0.2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.82" calcext:value-type="currency">
            <text:p>$4.82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06.7058004" calcext:value-type="currency">
            <text:p>$506.71</text:p>
          </table:table-cell>
          <table:table-cell table:formula="of:=[.G79]/[.G70]" office:value-type="float" office:value="2.34586018703704" calcext:value-type="float">
            <text:p>2.34586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1.25" calcext:value-type="currency">
            <text:p>$11.25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026.8232016" calcext:value-type="currency">
            <text:p>$2,026.82</text:p>
          </table:table-cell>
          <table:table-cell table:formula="of:=[.G80]/[.G70]" office:value-type="float" office:value="9.38344074814815" calcext:value-type="float">
            <text:p>9.38344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.38" calcext:value-type="currency">
            <text:p>$4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95.73" calcext:value-type="currency">
            <text:p>$95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0.39" calcext:value-type="currency">
            <text:p>$70.3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9.06" calcext:value-type="currency">
            <text:p>$9.0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362.42" calcext:value-type="currency">
            <text:p>$362.42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403.08" calcext:value-type="currency">
            <text:p>$403.08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69" table:number-columns-repeated="2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69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104.32" calcext:value-type="currency">
            <text:p>$104.32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59.83" calcext:value-type="currency">
            <text:p>$59.83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71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69" office:value-type="currency" office:currency="USD" office:value="275.91" calcext:value-type="currency">
            <text:p>$275.91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8.46" calcext:value-type="currency">
            <text:p>$48.46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27.25" calcext:value-type="currency">
            <text:p>$227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61.49" calcext:value-type="currency">
            <text:p>$161.4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3.96" calcext:value-type="currency">
            <text:p>$93.96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568.64" calcext:value-type="currency">
            <text:p>$568.6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19.01" calcext:value-type="currency">
            <text:p>$319.0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10.78" calcext:value-type="currency">
            <text:p>$310.7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69" office:value-type="currency" office:currency="USD" office:value="96.48" calcext:value-type="currency">
            <text:p>$96.4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85.81" calcext:value-type="currency">
            <text:p>$185.81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171.31" calcext:value-type="currency">
            <text:p>$171.3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77.58" calcext:value-type="currency">
            <text:p>$177.5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6.3" calcext:value-type="currency">
            <text:p>$6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5.07" calcext:value-type="currency">
            <text:p>$5.0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.78" calcext:value-type="currency">
            <text:p>$4.7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98" calcext:value-type="currency">
            <text:p>$3.9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.53" calcext:value-type="currency">
            <text:p>$1.5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7.23" calcext:value-type="currency">
            <text:p>$7.23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0.32" calcext:value-type="currency">
            <text:p>$0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53.43" calcext:value-type="currency">
            <text:p>$153.43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981.3" calcext:value-type="currency">
            <text:p>$981.30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69" office:value-type="currency" office:currency="USD" office:value="500" calcext:value-type="currency">
            <text:p>$500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66.85" calcext:value-type="currency">
            <text:p>$66.85</text:p>
          </table:table-cell>
          <table:table-cell table:style-name="ce69" table:formula="of:=([.G11]+[.D59])/7" office:value-type="currency" office:currency="USD" office:value="9.55" calcext:value-type="currency">
            <text:p>$9.55</text:p>
          </table:table-cell>
          <table:table-cell table:style-name="ce69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74.44" calcext:value-type="currency">
            <text:p>$174.44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916.52" calcext:value-type="currency">
            <text:p>$2,916.5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359.84" calcext:value-type="currency">
            <text:p>$359.8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48.92" calcext:value-type="currency">
            <text:p>$48.9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5.35" calcext:value-type="currency">
            <text:p>$35.3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.98" calcext:value-type="currency">
            <text:p>$1.98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.02" calcext:value-type="currency">
            <text:p>$12.02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11.65" calcext:value-type="currency">
            <text:p>$11.6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formula="of:=13520/8" office:value-type="float" office:value="1690" calcext:value-type="float">
            <text:p>1690</text:p>
          </table:table-cell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07.68" calcext:value-type="currency">
            <text:p>$807.68</text:p>
          </table:table-cell>
          <table:table-cell table:style-name="ce69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.1" calcext:value-type="currency">
            <text:p>$6.10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8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36.36" calcext:value-type="currency">
            <text:p>$36.3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24.84025083057" calcext:value-type="currency">
            <text:p>$24.84</text:p>
          </table:table-cell>
          <table:table-cell table:style-name="ce69" table:formula="of:=([.G11]+[.D59])/7" office:value-type="currency" office:currency="USD" office:value="3.54860726151" calcext:value-type="currency">
            <text:p>$3.55</text:p>
          </table:table-cell>
          <table:table-cell table:style-name="ce69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69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61.17" calcext:value-type="currency">
            <text:p>$61.17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1.89" calcext:value-type="currency">
            <text:p>$21.89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67" calcext:value-type="currency">
            <text:p>$3.67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1.27" calcext:value-type="currency">
            <text:p>$21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23.82" calcext:value-type="currency">
            <text:p>$23.82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886.62" calcext:value-type="currency">
            <text:p>$2,886.62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89.25" calcext:value-type="currency">
            <text:p>$289.25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30.8" calcext:value-type="currency">
            <text:p>$630.80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69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8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2.29" calcext:value-type="currency">
            <text:p>$2.29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2.5336271100001" calcext:value-type="currency">
            <text:p>$72.53</text:p>
          </table:table-cell>
          <table:table-cell table:style-name="ce69" table:formula="of:=([.G11]+[.D59])/7" office:value-type="currency" office:currency="USD" office:value="10.36194673" calcext:value-type="currency">
            <text:p>$10.36</text:p>
          </table:table-cell>
          <table:table-cell table:style-name="ce69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69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16.63" calcext:value-type="currency">
            <text:p>$316.63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169.45" calcext:value-type="currency">
            <text:p>$169.45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33.23" calcext:value-type="currency">
            <text:p>$233.23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82.52" calcext:value-type="currency">
            <text:p>$82.5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90.75" calcext:value-type="currency">
            <text:p>$90.75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97.3" calcext:value-type="currency">
            <text:p>$197.3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73.81" calcext:value-type="currency">
            <text:p>$73.81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92.41" calcext:value-type="currency">
            <text:p>$92.4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77]*7" office:value-type="currency" office:currency="USD" office:value="437.469673" calcext:value-type="currency">
            <text:p>$437.47</text:p>
          </table:table-cell>
          <table:table-cell table:style-name="ce69" table:formula="of:=([.G77]+[.D103])/7" office:value-type="currency" office:currency="USD" office:value="62.4956675714286" calcext:value-type="currency">
            <text:p>$62.50</text:p>
          </table:table-cell>
          <table:table-cell table:style-name="ce69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02.11" calcext:value-type="currency">
            <text:p>$302.1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96.15" calcext:value-type="currency">
            <text:p>$196.1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19.11" calcext:value-type="currency">
            <text:p>$519.11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81.84" calcext:value-type="currency">
            <text:p>$181.8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5.38" calcext:value-type="currency">
            <text:p>$5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2.73" calcext:value-type="currency">
            <text:p>$32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2.9" calcext:value-type="currency">
            <text:p>$2.9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7.44" calcext:value-type="currency">
            <text:p>$27.4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112.45" calcext:value-type="currency">
            <text:p>$112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68.89" calcext:value-type="currency">
            <text:p>$68.8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69" office:value-type="currency" office:currency="USD" office:value="37.88" calcext:value-type="currency">
            <text:p>$37.8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4.44" calcext:value-type="currency">
            <text:p>$34.44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5.25" calcext:value-type="currency">
            <text:p>$35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51.28" calcext:value-type="currency">
            <text:p>$51.28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5.74" calcext:value-type="currency">
            <text:p>$5.7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5.55" calcext:value-type="currency">
            <text:p>$5.5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31" calcext:value-type="currency">
            <text:p>$1.3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98.22" calcext:value-type="currency">
            <text:p>$198.22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02.06" calcext:value-type="currency">
            <text:p>$102.0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69" office:value-type="currency" office:currency="USD" office:value="1.04" calcext:value-type="currency">
            <text:p>$1.0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2.58" calcext:value-type="currency">
            <text:p>$72.58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6.74" calcext:value-type="currency">
            <text:p>$6.7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06.35" calcext:value-type="currency">
            <text:p>$106.35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69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7]*7" office:value-type="string" office:string-value="" calcext:value-type="error">
            <text:p>#VALUE!</text:p>
          </table:table-cell>
          <table:table-cell table:style-name="ce69" table:formula="of:=([.G117]+[.D140])/7" office:value-type="string" office:string-value="" calcext:value-type="error">
            <text:p>#VALUE!</text:p>
          </table:table-cell>
          <table:table-cell table:style-name="ce69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69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69" office:value-type="string" calcext:value-type="string">
            <text:p>WETH</text:p>
          </table:table-cell>
          <table:table-cell table:style-name="ce69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88.18852" calcext:value-type="currency">
            <text:p>$88.19</text:p>
          </table:table-cell>
          <table:table-cell table:style-name="ce69" table:formula="of:=([.G11]+[.D39])/7" office:value-type="currency" office:currency="USD" office:value="12.59836" calcext:value-type="currency">
            <text:p>$12.60</text:p>
          </table:table-cell>
          <table:table-cell table:style-name="ce69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2"/>
          <table:table-cell table:style-name="ce69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69" table:formula="of:=[.B50]*[.D92]/[.B92]" office:value-type="currency" office:currency="USD" office:value="242.821495111418" calcext:value-type="currency">
            <text:p>$242.82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106.32" calcext:value-type="currency">
            <text:p>$1,106.3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82.3" calcext:value-type="currency">
            <text:p>$182.3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69" office:value-type="currency" office:currency="USD" office:value="138.35" calcext:value-type="currency">
            <text:p>$138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70.66" calcext:value-type="currency">
            <text:p>$470.66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49.12" calcext:value-type="currency">
            <text:p>$149.1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52.8" calcext:value-type="currency">
            <text:p>$152.8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3.46" calcext:value-type="currency">
            <text:p>$393.46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7]*7" office:value-type="currency" office:currency="USD" office:value="482.871833573693" calcext:value-type="currency">
            <text:p>$482.87</text:p>
          </table:table-cell>
          <table:table-cell table:style-name="ce69" table:formula="of:=([.G57]+[.D83])/7" office:value-type="currency" office:currency="USD" office:value="68.9816905105276" calcext:value-type="currency">
            <text:p>$68.98</text:p>
          </table:table-cell>
          <table:table-cell table:style-name="ce69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69" table:formula="of:=[.B59]*[.D92]/[.B92]" office:value-type="currency" office:currency="USD" office:value="2.74533790049747" calcext:value-type="currency">
            <text:p>$2.75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69" office:value-type="currency" office:currency="USD" office:value="77.64" calcext:value-type="currency">
            <text:p>$77.64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1.5" calcext:value-type="currency">
            <text:p>$21.5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.79" calcext:value-type="currency">
            <text:p>$2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1.42" calcext:value-type="currency">
            <text:p>$11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6.86" calcext:value-type="currency">
            <text:p>$26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9.3" calcext:value-type="currency">
            <text:p>$19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25.81" calcext:value-type="currency">
            <text:p>$25.8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5.88" calcext:value-type="currency">
            <text:p>$5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4.11" calcext:value-type="currency">
            <text:p>$4.11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222.3" calcext:value-type="currency">
            <text:p>$222.3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3.58" calcext:value-type="currency">
            <text:p>$123.58</text:p>
          </table:table-cell>
          <table:table-cell table:style-name="ce6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69" office:value-type="currency" office:currency="USD" office:value="0.51" calcext:value-type="currency">
            <text:p>$0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39" calcext:value-type="currency">
            <text:p>$0.39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20.68" calcext:value-type="currency">
            <text:p>$220.6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9.66" calcext:value-type="currency">
            <text:p>$9.6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69" office:value-type="currency" office:currency="USD" office:value="0.6" calcext:value-type="currency">
            <text:p>$0.60</text:p>
          </table:table-cell>
          <table:table-cell table:style-name="ce69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81.3" calcext:value-type="currency">
            <text:p>$481.30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69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7]*7" office:value-type="string" office:string-value="" calcext:value-type="error">
            <text:p>#VALUE!</text:p>
          </table:table-cell>
          <table:table-cell table:style-name="ce69" table:formula="of:=([.G97]+[.D120])/7" office:value-type="string" office:string-value="" calcext:value-type="error">
            <text:p>#VALUE!</text:p>
          </table:table-cell>
          <table:table-cell table:style-name="ce69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0" calcext:value-type="currency">
            <text:p>$0.00</text:p>
          </table:table-cell>
          <table:table-cell table:style-name="ce69" table:formula="of:=([.G11]+[.D18])/7" office:value-type="currency" office:currency="USD" office:value="0" calcext:value-type="currency">
            <text:p>$0.00</text:p>
          </table:table-cell>
          <table:table-cell table:style-name="ce69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0" calcext:value-type="currency">
            <text:p>$0.00</text:p>
          </table:table-cell>
          <table:table-cell table:style-name="ce69" table:formula="of:=([.G31]+[.D36])/7" office:value-type="currency" office:currency="USD" office:value="0" calcext:value-type="currency">
            <text:p>$0.00</text:p>
          </table:table-cell>
          <table:table-cell table:style-name="ce69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891.07" calcext:value-type="currency">
            <text:p>$891.07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69" office:value-type="currency" office:currency="USD" office:value="28.77" calcext:value-type="currency">
            <text:p>$28.7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90.94" calcext:value-type="currency">
            <text:p>$690.9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406.79" calcext:value-type="currency">
            <text:p>$406.7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87.99" calcext:value-type="currency">
            <text:p>$87.9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95.3" calcext:value-type="currency">
            <text:p>$95.30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49.73" calcext:value-type="currency">
            <text:p>$349.73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52.19" calcext:value-type="currency">
            <text:p>$152.1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82.502823" calcext:value-type="currency">
            <text:p>$582.50</text:p>
          </table:table-cell>
          <table:table-cell table:style-name="ce69" table:formula="of:=([.G51]+[.D77])/7" office:value-type="currency" office:currency="USD" office:value="83.214689" calcext:value-type="currency">
            <text:p>$83.21</text:p>
          </table:table-cell>
          <table:table-cell table:style-name="ce69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6.46" calcext:value-type="currency">
            <text:p>$56.46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0.7" calcext:value-type="currency">
            <text:p>$60.7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69" office:value-type="currency" office:currency="USD" office:value="2.76" calcext:value-type="currency">
            <text:p>$2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06.26" calcext:value-type="currency">
            <text:p>$106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0.41" calcext:value-type="currency">
            <text:p>$70.4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70.32" calcext:value-type="currency">
            <text:p>$70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110.49" calcext:value-type="currency">
            <text:p>$110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4.63" calcext:value-type="currency">
            <text:p>$44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6.17" calcext:value-type="currency">
            <text:p>$6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8.75" calcext:value-type="currency">
            <text:p>$8.7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488.95" calcext:value-type="currency">
            <text:p>$488.95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54.81" calcext:value-type="currency">
            <text:p>$154.8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473.3" calcext:value-type="currency">
            <text:p>$473.30</text:p>
          </table:table-cell>
          <table:table-cell table:style-name="ce69"/>
          <table:table-cell/>
          <table:table-cell table:style-name="ce69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47.78" calcext:value-type="currency">
            <text:p>$447.78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480.305217" calcext:value-type="currency">
            <text:p>$480.31</text:p>
          </table:table-cell>
          <table:table-cell table:style-name="ce69" table:formula="of:=([.G91]+[.D114])/7" office:value-type="currency" office:currency="USD" office:value="68.615031" calcext:value-type="currency">
            <text:p>$68.62</text:p>
          </table:table-cell>
          <table:table-cell table:style-name="ce69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/>
          <table:table-cell table:style-name="ce68"/>
          <table:table-cell table:style-name="ce93"/>
          <table:table-cell/>
          <table:table-cell table:style-name="ce65"/>
          <table:table-cell table:style-name="ce68"/>
          <table:table-cell table:style-name="ce93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"/>
          <table:table-cell table:style-name="ce84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ce69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88"/>
          <table:table-cell table:style-name="ce91"/>
          <table:table-cell table:number-columns-repeated="60"/>
        </table:table-row>
        <table:table-row table:style-name="ro1">
          <table:table-cell/>
          <table:table-cell table:style-name="ce68"/>
          <table:table-cell table:style-name="ce89"/>
          <table:table-cell table:style-name="ce92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69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.56" calcext:value-type="currency">
            <text:p>$1.5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69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100.923551232672" calcext:value-type="currency">
            <text:p>$100.92</text:p>
          </table:table-cell>
          <table:table-cell table:style-name="ce69" table:formula="of:=([.G11]+[.D18])/7" office:value-type="currency" office:currency="USD" office:value="14.417650176096" calcext:value-type="currency">
            <text:p>$14.42</text:p>
          </table:table-cell>
          <table:table-cell table:style-name="ce69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0" calcext:value-type="currency">
            <text:p>$0.00</text:p>
          </table:table-cell>
          <table:table-cell table:style-name="ce69" table:formula="of:=([.G31]+[.D36])/7" office:value-type="currency" office:currency="USD" office:value="0" calcext:value-type="currency">
            <text:p>$0.00</text:p>
          </table:table-cell>
          <table:table-cell table:style-name="ce69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718.21" calcext:value-type="currency">
            <text:p>$3,718.21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69" table:formula="of:=[.B46]*[.D44]/[.B44]" office:value-type="currency" office:currency="USD" office:value="55.4797088664807" calcext:value-type="currency">
            <text:p>$55.48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69" table:formula="of:=[.B47]" office:value-type="currency" office:currency="USD" office:value="64.18" calcext:value-type="currency">
            <text:p>$64.18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13.123180075449" calcext:value-type="currency">
            <text:p>$513.12</text:p>
          </table:table-cell>
          <table:table-cell table:style-name="ce69" table:formula="of:=([.G51]+[.D77])/7" office:value-type="currency" office:currency="USD" office:value="73.3033114393498" calcext:value-type="currency">
            <text:p>$73.30</text:p>
          </table:table-cell>
          <table:table-cell table:style-name="ce69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/>
          <table:table-cell table:style-name="ce83"/>
          <table:table-cell table:style-name="ce4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871.19" calcext:value-type="currency">
            <text:p>$871.19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39.084663000001" calcext:value-type="currency">
            <text:p>$639.08</text:p>
          </table:table-cell>
          <table:table-cell table:style-name="ce69" table:formula="of:=([.G91]+[.D114])/7" office:value-type="currency" office:currency="USD" office:value="91.2978090000001" calcext:value-type="currency">
            <text:p>$91.30</text:p>
          </table:table-cell>
          <table:table-cell table:style-name="ce69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Total</text:p>
          </table:table-cell>
          <table:table-cell table:style-name="ce93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65" office:value-type="string" calcext:value-type="string">
            <text:p>liveTHE</text:p>
          </table:table-cell>
          <table:table-cell table:style-name="ce68" office:value-type="string" calcext:value-type="string">
            <text:p>Total</text:p>
          </table:table-cell>
          <table:table-cell table:style-name="ce93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718.21" calcext:value-type="currency">
            <text:p>$3,718.21</text:p>
          </table:table-cell>
          <table:table-cell/>
          <table:table-cell table:style-name="ce64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69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64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69" table:formula="of:=[.B130]" office:value-type="currency" office:currency="USD" office:value="64.18" calcext:value-type="currency">
            <text:p>$64.18</text:p>
          </table:table-cell>
          <table:table-cell/>
          <table:table-cell table:style-name="ce64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69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84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69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69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94" office:value-type="string" calcext:value-type="string">
            <text:p>2023/06/14</text:p>
          </table:table-cell>
          <table:table-cell table:style-name="ce65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68" table:number-columns-repeated="2"/>
          <table:table-cell table:number-columns-repeated="60"/>
        </table:table-row>
        <table:table-row table:style-name="ro1"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96" office:value-type="string" calcext:value-type="string">
            <text:p>GuruNetwork</text:p>
          </table:table-cell>
          <table:table-cell table:style-name="ce99" office:value-type="string" calcext:value-type="string">
            <text:p>Liquid Driver</text:p>
          </table:table-cell>
          <table:table-cell table:number-columns-repeated="2"/>
          <table:table-cell table:style-name="ce96"/>
          <table:table-cell table:style-name="ce99"/>
          <table:table-cell table:number-columns-repeated="2"/>
          <table:table-cell table:style-name="ce96"/>
          <table:table-cell table:style-name="ce99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96" office:value-type="string" calcext:value-type="string">
            <text:p>ELITE</text:p>
          </table:table-cell>
          <table:table-cell table:style-name="ce99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97" table:formula="of:=[.G49]" office:value-type="currency" office:currency="USD" office:value="3837.86970886648" calcext:value-type="currency">
            <text:p>$3,837.87</text:p>
          </table:table-cell>
          <table:table-cell table:style-name="ce100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96" table:formula="of:=[.G157]*0.0097" office:value-type="float" office:value="8797.9" calcext:value-type="float">
            <text:p>8,798</text:p>
          </table:table-cell>
          <table:table-cell table:style-name="ce99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96"/>
          <table:table-cell table:style-name="ce99"/>
          <table:table-cell/>
          <table:table-cell office:value-type="string" calcext:value-type="string">
            <text:p>Votes</text:p>
          </table:table-cell>
          <table:table-cell table:style-name="ce96" office:value-type="float" office:value="907000" calcext:value-type="float">
            <text:p>907,000</text:p>
          </table:table-cell>
          <table:table-cell table:style-name="ce99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97" table:formula="of:=[.K156]*0.26" office:value-type="currency" office:currency="USD" office:value="2287.454" calcext:value-type="currency">
            <text:p>$2,287.45</text:p>
          </table:table-cell>
          <table:table-cell table:style-name="ce100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96" office:value-type="float" office:value="603520" calcext:value-type="float">
            <text:p>603,520</text:p>
          </table:table-cell>
          <table:table-cell table:style-name="ce99" office:value-type="float" office:value="9374000" calcext:value-type="float">
            <text:p>9,374,000</text:p>
          </table:table-cell>
          <table:table-cell/>
          <table:table-cell table:style-name="ce64" office:value-type="string" calcext:value-type="string">
            <text:p>Earned APR</text:p>
          </table:table-cell>
          <table:table-cell table:style-name="ce102" table:formula="of:=[.G156]*52/([.G157]*0.27)" office:value-type="percentage" office:value="0.814934153542639" calcext:value-type="percentage">
            <text:p>81.49%</text:p>
          </table:table-cell>
          <table:table-cell table:style-name="ce103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97" office:value-type="currency" office:currency="USD" office:value="0.28" calcext:value-type="currency">
            <text:p>$0.28</text:p>
          </table:table-cell>
          <table:table-cell table:style-name="ce100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87"/>
          <table:table-cell table:style-name="ce90"/>
          <table:table-cell/>
          <table:table-cell office:value-type="string" calcext:value-type="string">
            <text:p>Rb: to Us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98" table:formula="of:=[.C159]*[.C158]" office:value-type="currency" office:currency="USD" office:value="168985.6" calcext:value-type="currency">
            <text:p>$168,986</text:p>
          </table:table-cell>
          <table:table-cell table:style-name="ce101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64" office:value-type="string" calcext:value-type="string">
            <text:p>Bribes %</text:p>
          </table:table-cell>
          <table:table-cell table:style-name="ce102" table:formula="of:=(1-0.1337)*0.2" office:value-type="percentage" office:value="0.17326" calcext:value-type="percentage">
            <text:p>17.33%</text:p>
          </table:table-cell>
          <table:table-cell table:style-name="ce103" office:value-type="percentage" office:value="0.1" calcext:value-type="percentage">
            <text:p>10.00%</text:p>
          </table:table-cell>
          <table:table-cell table:number-columns-repeated="2"/>
          <table:table-cell table:style-name="ce102"/>
          <table:table-cell table:style-name="ce90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97" table:formula="of:=[.G156]*[.G160]" office:value-type="currency" office:currency="USD" office:value="664.949305758207" calcext:value-type="currency">
            <text:p>$664.95</text:p>
          </table:table-cell>
          <table:table-cell table:style-name="ce100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 LP Brb. $</text:p>
          </table:table-cell>
          <table:table-cell table:style-name="ce97" table:formula="of:=[.K161]*[.K157]" office:value-type="currency" office:currency="USD" office:value="0" calcext:value-type="currency">
            <text:p>$0.00</text:p>
          </table:table-cell>
          <table:table-cell table:style-name="ce100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string" calcext:value-type="string">
            <text:p>PoL/xLQDR</text:p>
          </table:table-cell>
          <table:table-cell table:style-name="ce102" table:formula="of:=1-[.G166]-[.G160]" office:value-type="percentage" office:value="0.1337" calcext:value-type="percentage">
            <text:p>13.37%</text:p>
          </table:table-cell>
          <table:table-cell table:style-name="ce103" office:value-type="percentage" office:value="0.075" calcext:value-type="percentage">
            <text:p>7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4" office:value-type="string" calcext:value-type="string">
            <text:p>PoL/xLqdr %</text:p>
          </table:table-cell>
          <table:table-cell table:style-name="ce97" table:formula="of:=[.G156]*[.G163]" office:value-type="currency" office:currency="USD" office:value="513.123180075449" calcext:value-type="currency">
            <text:p>$513.12</text:p>
          </table:table-cell>
          <table:table-cell table:style-name="ce100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102" office:value-type="percentage" office:value="0" calcext:value-type="percentage">
            <text:p>0.00%</text:p>
          </table:table-cell>
          <table:table-cell table:style-name="ce103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VoteBribe</text:p>
          </table:table-cell>
          <table:table-cell table:style-name="ce97" table:formula="of:=[.K164]*[.K157]" office:value-type="currency" office:currency="USD" office:value="0" calcext:value-type="currency">
            <text:p>$0.00</text:p>
          </table:table-cell>
          <table:table-cell table:style-name="ce100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68" office:value-type="string" calcext:value-type="string">
            <text:p>Total APR for Holders</text:p>
          </table:table-cell>
          <table:table-cell table:number-columns-repeated="3"/>
          <table:table-cell table:style-name="ce64" office:value-type="string" calcext:value-type="string">
            <text:p>Staking %</text:p>
          </table:table-cell>
          <table:table-cell table:style-name="ce102" table:formula="of:=(1-0.1337)*0.8" office:value-type="percentage" office:value="0.69304" calcext:value-type="percentage">
            <text:p>69.30%</text:p>
          </table:table-cell>
          <table:table-cell table:style-name="ce103" office:value-type="percentage" office:value="0.825" calcext:value-type="percentage">
            <text:p>82.50%</text:p>
          </table:table-cell>
          <table:table-cell table:number-columns-repeated="2"/>
          <table:table-cell table:style-name="ce102"/>
          <table:table-cell table:style-name="ce103"/>
          <table:table-cell table:number-columns-repeated="52"/>
        </table:table-row>
        <table:table-row table:style-name="ro1">
          <table:table-cell/>
          <table:table-cell table:style-name="ce68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97" table:formula="of:=[.G156]*[.G166]" office:value-type="currency" office:currency="USD" office:value="2659.79722303283" calcext:value-type="currency">
            <text:p>$2,659.80</text:p>
          </table:table-cell>
          <table:table-cell table:style-name="ce100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102" office:value-type="percentage" office:value="1" calcext:value-type="percentage">
            <text:p>100.00%</text:p>
          </table:table-cell>
          <table:table-cell table:style-name="ce103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7"/>
          <table:table-cell table:style-name="ce90"/>
          <table:table-cell/>
          <table:table-cell office:value-type="string" calcext:value-type="string">
            <text:p>Rb: Stk. $</text:p>
          </table:table-cell>
          <table:table-cell table:style-name="ce97" table:formula="of:=[.K167]*[.K157]" office:value-type="currency" office:currency="USD" office:value="2287.454" calcext:value-type="currency">
            <text:p>$2,287.45</text:p>
          </table:table-cell>
          <table:table-cell table:style-name="ce100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98" office:value-type="currency" office:currency="USD" office:value="146400" calcext:value-type="currency">
            <text:p>$146,400</text:p>
          </table:table-cell>
          <table:table-cell table:style-name="ce101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87"/>
          <table:table-cell table:style-name="ce90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8" table:formula="of:=[.G170]+[.K170]" office:value-type="percentage" office:value="1.64862869515803" calcext:value-type="percentage">
            <text:p>164.86%</text:p>
          </table:table-cell>
          <table:table-cell table:style-name="ce91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88" table:formula="of:=[.G167]*52/[.G169]" office:value-type="percentage" office:value="0.944736718563572" calcext:value-type="percentage">
            <text:p>94.47%</text:p>
          </table:table-cell>
          <table:table-cell table:style-name="ce91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88" table:formula="of:=[.K168]*52/[.C160]" office:value-type="percentage" office:value="0.703891976594455" calcext:value-type="percentage">
            <text:p>70.39%</text:p>
          </table:table-cell>
          <table:table-cell table:style-name="ce91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95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88" table:formula="of:=[.K170]+[.G170]" office:value-type="percentage" office:value="1.64862869515803" calcext:value-type="percentage">
            <text:p>164.86%</text:p>
          </table:table-cell>
          <table:table-cell table:style-name="ce91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68" office:value-type="string" calcext:value-type="string">
            <text:p>Wrapper</text:p>
          </table:table-cell>
          <table:table-cell table:style-name="ce89" office:value-type="string" calcext:value-type="string">
            <text:p>eTHENA</text:p>
          </table:table-cell>
          <table:table-cell table:style-name="ce92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87"/>
          <table:table-cell table:style-name="ce90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69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97.0662" calcext:value-type="currency">
            <text:p>$97.07</text:p>
          </table:table-cell>
          <table:table-cell table:style-name="ce69" table:formula="of:=([.G11]+[.D18])/7" office:value-type="currency" office:currency="USD" office:value="13.8666" calcext:value-type="currency">
            <text:p>$13.87</text:p>
          </table:table-cell>
          <table:table-cell table:style-name="ce69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375.19" calcext:value-type="currency">
            <text:p>$375.19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263.02" calcext:value-type="currency">
            <text:p>$263.02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91.12" calcext:value-type="currency">
            <text:p>$91.1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281.74" calcext:value-type="currency">
            <text:p>$281.7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272.18" calcext:value-type="currency">
            <text:p>$1,272.1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82.87" calcext:value-type="currency">
            <text:p>$282.87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19.6" calcext:value-type="currency">
            <text:p>$119.6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88.55" calcext:value-type="currency">
            <text:p>$188.55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58.360614" calcext:value-type="currency">
            <text:p>$558.36</text:p>
          </table:table-cell>
          <table:table-cell table:style-name="ce69" table:formula="of:=([.G51]+[.D77])/7" office:value-type="currency" office:currency="USD" office:value="79.765802" calcext:value-type="currency">
            <text:p>$79.77</text:p>
          </table:table-cell>
          <table:table-cell table:style-name="ce69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40.05" calcext:value-type="currency">
            <text:p>$40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68.03" calcext:value-type="currency">
            <text:p>$68.03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0.94" calcext:value-type="currency">
            <text:p>$40.94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7.95" calcext:value-type="currency">
            <text:p>$87.9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39.6" calcext:value-type="currency">
            <text:p>$39.60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40.14" calcext:value-type="currency">
            <text:p>$4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443.08" calcext:value-type="currency">
            <text:p>$443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0.85" calcext:value-type="currency">
            <text:p>$10.8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.51" calcext:value-type="currency">
            <text:p>$2.5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.48" calcext:value-type="currency">
            <text:p>$0.4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19.83" calcext:value-type="currency">
            <text:p>$19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6.97" calcext:value-type="currency">
            <text:p>$16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1.69" calcext:value-type="currency">
            <text:p>$1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05" calcext:value-type="currency">
            <text:p>$0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8" calcext:value-type="currency">
            <text:p>$3.8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.34" calcext:value-type="currency">
            <text:p>$2.3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416.16" calcext:value-type="currency">
            <text:p>$416.1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57.02" calcext:value-type="currency">
            <text:p>$57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7.31" calcext:value-type="currency">
            <text:p>$7.3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2.61" calcext:value-type="currency">
            <text:p>$2.6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0.54" calcext:value-type="currency">
            <text:p>$0.54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69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69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88.96" calcext:value-type="currency">
            <text:p>$388.96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731.010161300001" calcext:value-type="currency">
            <text:p>$731.01</text:p>
          </table:table-cell>
          <table:table-cell table:style-name="ce69" table:formula="of:=([.G91]+[.D114])/7" office:value-type="currency" office:currency="USD" office:value="104.430023042857" calcext:value-type="currency">
            <text:p>$104.43</text:p>
          </table:table-cell>
          <table:table-cell table:style-name="ce69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69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69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297.03" calcext:value-type="currency">
            <text:p>$297.03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396.86" calcext:value-type="currency">
            <text:p>$396.86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33.22" calcext:value-type="currency">
            <text:p>$233.22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36.18" calcext:value-type="currency">
            <text:p>$136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25.32" calcext:value-type="currency">
            <text:p>$325.32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277.57" calcext:value-type="currency">
            <text:p>$277.57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60.25" calcext:value-type="currency">
            <text:p>$160.2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159.22" calcext:value-type="currency">
            <text:p>$159.22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89.461908" calcext:value-type="currency">
            <text:p>$589.46</text:p>
          </table:table-cell>
          <table:table-cell table:style-name="ce69" table:formula="of:=([.G51]+[.D77])/7" office:value-type="currency" office:currency="USD" office:value="84.208844" calcext:value-type="currency">
            <text:p>$84.21</text:p>
          </table:table-cell>
          <table:table-cell table:style-name="ce69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430.75" calcext:value-type="currency">
            <text:p>$430.7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99.76" calcext:value-type="currency">
            <text:p>$99.7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69" office:value-type="currency" office:currency="USD" office:value="486.05" calcext:value-type="currency">
            <text:p>$486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9.88" calcext:value-type="currency">
            <text:p>$9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69" office:value-type="currency" office:currency="USD" office:value="114.08" calcext:value-type="currency">
            <text:p>$114.0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17.27" calcext:value-type="currency">
            <text:p>$17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38.13" calcext:value-type="currency">
            <text:p>$38.1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41.36" calcext:value-type="currency">
            <text:p>$41.3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1.14" calcext:value-type="currency">
            <text:p>$31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7.26" calcext:value-type="currency">
            <text:p>$7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14.86" calcext:value-type="currency">
            <text:p>$14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3.7" calcext:value-type="currency">
            <text:p>$3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667.2" calcext:value-type="currency">
            <text:p>$667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88" calcext:value-type="currency">
            <text:p>$1.8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278.42" calcext:value-type="currency">
            <text:p>$278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173.45" calcext:value-type="currency">
            <text:p>$173.4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4.04" calcext:value-type="currency">
            <text:p>$4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71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69" office:value-type="currency" office:currency="USD" office:value="266.11" calcext:value-type="currency">
            <text:p>$266.11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69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574.090419" calcext:value-type="currency">
            <text:p>$574.09</text:p>
          </table:table-cell>
          <table:table-cell table:style-name="ce69" table:formula="of:=([.G91]+[.D114])/7" office:value-type="currency" office:currency="USD" office:value="82.012917" calcext:value-type="currency">
            <text:p>$82.01</text:p>
          </table:table-cell>
          <table:table-cell table:style-name="ce69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69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69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69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47.87" calcext:value-type="currency">
            <text:p>$47.8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47" calcext:value-type="currency">
            <text:p>$1.47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69" office:value-type="string" calcext:value-type="string">
            <text:p>BIFI</text:p>
          </table:table-cell>
          <table:table-cell table:style-name="ce69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7.225912" calcext:value-type="currency">
            <text:p>$157.23</text:p>
          </table:table-cell>
          <table:table-cell table:style-name="ce69" table:formula="of:=([.G31]+[.D36])/7" office:value-type="currency" office:currency="USD" office:value="22.4608445714286" calcext:value-type="currency">
            <text:p>$22.46</text:p>
          </table:table-cell>
          <table:table-cell table:style-name="ce69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2037.62" calcext:value-type="currency">
            <text:p>$2,037.62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279.14" calcext:value-type="currency">
            <text:p>$279.1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14.9" calcext:value-type="currency">
            <text:p>$114.90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397.65" calcext:value-type="currency">
            <text:p>$397.6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01.03" calcext:value-type="currency">
            <text:p>$201.03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 table:number-columns-repeated="2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213.11" calcext:value-type="currency">
            <text:p>$213.11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656.041834000001" calcext:value-type="currency">
            <text:p>$656.04</text:p>
          </table:table-cell>
          <table:table-cell table:style-name="ce69" table:formula="of:=([.G51]+[.D77])/7" office:value-type="currency" office:currency="USD" office:value="93.7202620000001" calcext:value-type="currency">
            <text:p>$93.72</text:p>
          </table:table-cell>
          <table:table-cell table:style-name="ce69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23.17" calcext:value-type="currency">
            <text:p>$223.1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6.21" calcext:value-type="currency">
            <text:p>$56.2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69" office:value-type="currency" office:currency="USD" office:value="24.1" calcext:value-type="currency">
            <text:p>$24.1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811.07" calcext:value-type="currency">
            <text:p>$811.0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69" office:value-type="currency" office:currency="USD" office:value="0.02" calcext:value-type="currency">
            <text:p>$0.0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285.29" calcext:value-type="currency">
            <text:p>$285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63.51" calcext:value-type="currency">
            <text:p>$263.51</text:p>
          </table:table-cell>
          <table:table-cell table:style-name="ce69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69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408862.4688" calcext:value-type="float">
            <text:p>408862.4688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71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71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483.18" calcext:value-type="currency">
            <text:p>$483.18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69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87.315601" calcext:value-type="currency">
            <text:p>$687.32</text:p>
          </table:table-cell>
          <table:table-cell table:style-name="ce69" table:formula="of:=([.G91]+[.D105])/7" office:value-type="currency" office:currency="USD" office:value="98.187943" calcext:value-type="currency">
            <text:p>$98.19</text:p>
          </table:table-cell>
          <table:table-cell table:style-name="ce69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77.7545720000001" calcext:value-type="currency">
            <text:p>$77.75</text:p>
          </table:table-cell>
          <table:table-cell table:style-name="ce69" table:formula="of:=([.G11]+[.D18])/7" office:value-type="currency" office:currency="USD" office:value="11.107796" calcext:value-type="currency">
            <text:p>$11.11</text:p>
          </table:table-cell>
          <table:table-cell table:style-name="ce69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71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71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71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97.55" calcext:value-type="currency">
            <text:p>$97.55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6.13" calcext:value-type="currency">
            <text:p>$36.13</text:p>
          </table:table-cell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69" office:value-type="string" calcext:value-type="string">
            <text:p>WAVAX</text:p>
          </table:table-cell>
          <table:table-cell table:style-name="ce69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54.795246" calcext:value-type="currency">
            <text:p>$154.80</text:p>
          </table:table-cell>
          <table:table-cell table:style-name="ce69" table:formula="of:=([.G31]+[.D36])/7" office:value-type="currency" office:currency="USD" office:value="22.1136065714286" calcext:value-type="currency">
            <text:p>$22.11</text:p>
          </table:table-cell>
          <table:table-cell table:style-name="ce69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69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69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69" office:value-type="currency" office:currency="USD" office:value="173.24" calcext:value-type="currency">
            <text:p>$173.24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25.54" calcext:value-type="currency">
            <text:p>$225.54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377.35" calcext:value-type="currency">
            <text:p>$377.35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164.4" calcext:value-type="currency">
            <text:p>$164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34.61" calcext:value-type="currency">
            <text:p>$34.61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69.94" calcext:value-type="currency">
            <text:p>$269.9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971.17" calcext:value-type="currency">
            <text:p>$971.17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51]*7" office:value-type="currency" office:currency="USD" office:value="564.164110522045" calcext:value-type="currency">
            <text:p>$564.16</text:p>
          </table:table-cell>
          <table:table-cell table:style-name="ce69" table:formula="of:=([.G51]+[.D77])/7" office:value-type="currency" office:currency="USD" office:value="80.5948729317207" calcext:value-type="currency">
            <text:p>$80.59</text:p>
          </table:table-cell>
          <table:table-cell table:style-name="ce69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327.73" calcext:value-type="currency">
            <text:p>$327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06.58" calcext:value-type="currency">
            <text:p>$106.58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310.22" calcext:value-type="currency">
            <text:p>$310.2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4.3" calcext:value-type="currency">
            <text:p>$34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89.38" calcext:value-type="currency">
            <text:p>$89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17.6" calcext:value-type="currency">
            <text:p>$317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122.29" calcext:value-type="currency">
            <text:p>$122.2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8" calcext:value-type="currency">
            <text:p>$0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4.25" calcext:value-type="currency">
            <text:p>$4.2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57.44" calcext:value-type="currency">
            <text:p>$157.4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81.98" calcext:value-type="currency">
            <text:p>$81.9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6.91" calcext:value-type="currency">
            <text:p>$66.91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3.66" calcext:value-type="currency">
            <text:p>$3.6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18" calcext:value-type="currency">
            <text:p>$1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4.89" calcext:value-type="currency">
            <text:p>$4.8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4.28" calcext:value-type="currency">
            <text:p>$4.2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3.83" calcext:value-type="currency">
            <text:p>$3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69" office:value-type="currency" office:currency="USD" office:value="0.23" calcext:value-type="currency">
            <text:p>$0.2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0.18" calcext:value-type="currency">
            <text:p>$10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4.38" calcext:value-type="currency">
            <text:p>$4.3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1.43" calcext:value-type="currency">
            <text:p>$1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3.31" calcext:value-type="currency">
            <text:p>$3.31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69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0" office:value-type="string" calcext:value-type="string">
            <text:p>Prices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table:style-name="ce104" office:value-type="string" calcext:value-type="string">
            <text:p>Bribe+Fees</text:p>
          </table:table-cell>
          <table:table-cell table:style-name="ce104" office:value-type="float" office:value="230074.5392" calcext:value-type="float">
            <text:p>230074.5392</text:p>
          </table:table-cell>
          <table:table-cell table:style-name="ce104" office:value-type="string" calcext:value-type="string">
            <text:p>CELLS</text:p>
          </table:table-cell>
          <table:table-cell table:style-name="ce105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69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71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71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69" office:value-type="currency" office:currency="USD" office:value="52.89" calcext:value-type="currency">
            <text:p>$52.89</text:p>
          </table:table-cell>
          <table:table-cell/>
          <table:table-cell table:style-name="ce41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69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69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91]*7" office:value-type="currency" office:currency="USD" office:value="649.453098" calcext:value-type="currency">
            <text:p>$649.45</text:p>
          </table:table-cell>
          <table:table-cell table:style-name="ce69" table:formula="of:=([.G91]+[.D105])/7" office:value-type="currency" office:currency="USD" office:value="92.779014" calcext:value-type="currency">
            <text:p>$92.78</text:p>
          </table:table-cell>
          <table:table-cell table:style-name="ce69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69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108.041633" calcext:value-type="currency">
            <text:p>$108.04</text:p>
          </table:table-cell>
          <table:table-cell table:style-name="ce69" table:formula="of:=([.G11]+[.D18])/7" office:value-type="currency" office:currency="USD" office:value="15.434519" calcext:value-type="currency">
            <text:p>$15.43</text:p>
          </table:table-cell>
          <table:table-cell table:style-name="ce69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69" table:number-columns-repeated="2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143.873827" calcext:value-type="currency">
            <text:p>$143.87</text:p>
          </table:table-cell>
          <table:table-cell table:style-name="ce69" table:formula="of:=([.G31]+[.D36])/7" office:value-type="currency" office:currency="USD" office:value="20.5534038571429" calcext:value-type="currency">
            <text:p>$20.55</text:p>
          </table:table-cell>
          <table:table-cell table:style-name="ce69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69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26.58" calcext:value-type="currency">
            <text:p>$26.58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235.2" calcext:value-type="currency">
            <text:p>$235.20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41.95" calcext:value-type="currency">
            <text:p>$141.95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82.49" calcext:value-type="currency">
            <text:p>$82.4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314.69" calcext:value-type="currency">
            <text:p>$314.69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198.65" calcext:value-type="currency">
            <text:p>$198.65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26.44" calcext:value-type="currency">
            <text:p>$26.44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.56" calcext:value-type="currency">
            <text:p>$2.56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9]*7" office:value-type="currency" office:currency="USD" office:value="609.902095" calcext:value-type="currency">
            <text:p>$609.90</text:p>
          </table:table-cell>
          <table:table-cell table:style-name="ce69" table:formula="of:=([.G49]+[.D74])/7" office:value-type="currency" office:currency="USD" office:value="87.1288707142857" calcext:value-type="currency">
            <text:p>$87.13</text:p>
          </table:table-cell>
          <table:table-cell table:style-name="ce69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43.19" calcext:value-type="currency">
            <text:p>$543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01" calcext:value-type="currency">
            <text:p>$2.01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2.36" calcext:value-type="currency">
            <text:p>$2.36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1.61" calcext:value-type="currency">
            <text:p>$1.61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8.32" calcext:value-type="currency">
            <text:p>$78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292.19" calcext:value-type="currency">
            <text:p>$292.1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320.83" calcext:value-type="currency">
            <text:p>$320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17.69" calcext:value-type="currency">
            <text:p>$617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34.42" calcext:value-type="currency">
            <text:p>$134.4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123.4" calcext:value-type="currency">
            <text:p>$123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69" office:value-type="currency" office:currency="USD" office:value="494.76" calcext:value-type="currency">
            <text:p>$494.7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29.73" calcext:value-type="currency">
            <text:p>$129.7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03.8" calcext:value-type="currency">
            <text:p>$103.8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96.48" calcext:value-type="currency">
            <text:p>$96.48</text:p>
          </table:table-cell>
          <table:table-cell table:style-name="ce69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69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69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1125.648377" calcext:value-type="currency">
            <text:p>$1,125.65</text:p>
          </table:table-cell>
          <table:table-cell table:style-name="ce69" table:formula="of:=([.G86]+[.D103])/7" office:value-type="currency" office:currency="USD" office:value="160.806911" calcext:value-type="currency">
            <text:p>$160.81</text:p>
          </table:table-cell>
          <table:table-cell table:style-name="ce69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69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72"/>
        <table:table-column table:style-name="co1" table:number-columns-repeated="56" table:default-cell-style-name="Default"/>
        <table:table-row table:style-name="ro1">
          <table:table-cell table:style-name="ce39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69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69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99.33758" calcext:value-type="currency">
            <text:p>$99.34</text:p>
          </table:table-cell>
          <table:table-cell table:style-name="ce69" table:formula="of:=([.G11]+[.D18])/7" office:value-type="currency" office:currency="USD" office:value="14.1910828571429" calcext:value-type="currency">
            <text:p>$14.19</text:p>
          </table:table-cell>
          <table:table-cell table:style-name="ce69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69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69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71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71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69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71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69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ase</text:p>
          </table:table-cell>
          <table:table-cell table:style-name="ce69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PoL</text:p>
          </table:table-cell>
          <table:table-cell table:style-name="ce69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31]*7" office:value-type="currency" office:currency="USD" office:value="610.1999330608" calcext:value-type="currency">
            <text:p>$610.20</text:p>
          </table:table-cell>
          <table:table-cell table:style-name="ce69" table:formula="of:=([.G31]+[.D36])/7" office:value-type="currency" office:currency="USD" office:value="87.1714190086857" calcext:value-type="currency">
            <text:p>$87.17</text:p>
          </table:table-cell>
          <table:table-cell table:style-name="ce69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Bribes</text:p>
          </table:table-cell>
          <table:table-cell table:style-name="ce69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69"/>
          <table:table-cell/>
          <table:table-cell office:value-type="string" calcext:value-type="string">
            <text:p>Staking</text:p>
          </table:table-cell>
          <table:table-cell table:style-name="ce69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69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Prices</text:p>
          </table:table-cell>
          <table:table-cell table:style-name="ce40" office:value-type="string" calcext:value-type="string">
            <text:p>(In USD)</text:p>
          </table:table-cell>
          <table:table-cell table:style-name="ce73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193.36" calcext:value-type="currency">
            <text:p>$193.36</text:p>
          </table:table-cell>
          <table:table-cell table:style-name="ce69"/>
          <table:table-cell office:value-type="string" calcext:value-type="string">
            <text:p>BNB</text:p>
          </table:table-cell>
          <table:table-cell table:style-name="ce71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667.77" calcext:value-type="currency">
            <text:p>$667.77</text:p>
          </table:table-cell>
          <table:table-cell table:style-name="ce69"/>
          <table:table-cell office:value-type="string" calcext:value-type="string">
            <text:p>THE</text:p>
          </table:table-cell>
          <table:table-cell table:style-name="ce71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69" office:value-type="currency" office:currency="USD" office:value="375.24" calcext:value-type="currency">
            <text:p>$375.24</text:p>
          </table:table-cell>
          <table:table-cell table:style-name="ce69"/>
          <table:table-cell office:value-type="string" calcext:value-type="string">
            <text:p>eTHENA</text:p>
          </table:table-cell>
          <table:table-cell table:style-name="ce71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177.18" calcext:value-type="currency">
            <text:p>$177.18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508.68" calcext:value-type="currency">
            <text:p>$508.68</text:p>
          </table:table-cell>
          <table:table-cell table:style-name="ce69"/>
          <table:table-cell table:style-name="ce70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217.82" calcext:value-type="currency">
            <text:p>$217.82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649.75" calcext:value-type="currency">
            <text:p>$649.75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69" office:value-type="currency" office:currency="USD" office:value="117.89" calcext:value-type="currency">
            <text:p>$117.89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9]*7" office:value-type="currency" office:currency="USD" office:value="766.501355" calcext:value-type="currency">
            <text:p>$766.50</text:p>
          </table:table-cell>
          <table:table-cell table:style-name="ce69" table:formula="of:=([.G49]+[.D74])/7" office:value-type="currency" office:currency="USD" office:value="109.500193571429" calcext:value-type="currency">
            <text:p>$109.50</text:p>
          </table:table-cell>
          <table:table-cell table:style-name="ce69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189.7" calcext:value-type="currency">
            <text:p>$189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195.06" calcext:value-type="currency">
            <text:p>$195.0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90.02" calcext:value-type="currency">
            <text:p>$90.02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84.59" calcext:value-type="currency">
            <text:p>$284.59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69" office:value-type="currency" office:currency="USD" office:value="78.32" calcext:value-type="currency">
            <text:p>$78.3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38.82" calcext:value-type="currency">
            <text:p>$138.8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138.69" calcext:value-type="currency">
            <text:p>$138.69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69" office:value-type="currency" office:currency="USD" office:value="97.35" calcext:value-type="currency">
            <text:p>$97.3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74.7" calcext:value-type="currency">
            <text:p>$74.7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36" calcext:value-type="currency">
            <text:p>$0.3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130.34" calcext:value-type="currency">
            <text:p>$130.3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8.6" calcext:value-type="currency">
            <text:p>$8.6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3.2" calcext:value-type="currency">
            <text:p>$3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8.04" calcext:value-type="currency">
            <text:p>$8.0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69" office:value-type="currency" office:currency="USD" office:value="31.86" calcext:value-type="currency">
            <text:p>$31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264.97" calcext:value-type="currency">
            <text:p>$264.9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69" office:value-type="currency" office:currency="USD" office:value="0" calcext:value-type="currency">
            <text:p>$0.0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7.2" calcext:value-type="currency">
            <text:p>$7.2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.27" calcext:value-type="currency">
            <text:p>$3.2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69" office:value-type="currency" office:currency="USD" office:value="4.51" calcext:value-type="currency">
            <text:p>$4.51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69" office:value-type="currency" office:currency="USD" office:value="0.46" calcext:value-type="currency">
            <text:p>$0.46</text:p>
          </table:table-cell>
          <table:table-cell table:style-name="ce69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69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74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69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69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69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1039.835523" calcext:value-type="currency">
            <text:p>$1,039.84</text:p>
          </table:table-cell>
          <table:table-cell table:style-name="ce69" table:formula="of:=([.G86]+[.D103])/7" office:value-type="currency" office:currency="USD" office:value="148.547931857143" calcext:value-type="currency">
            <text:p>$148.55</text:p>
          </table:table-cell>
          <table:table-cell table:style-name="ce69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69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69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69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69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69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69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64"/>
        <table:table-column table:style-name="co1" table:number-columns-repeated="5" table:default-cell-style-name="Default"/>
        <table:table-column table:style-name="co1" table:default-cell-style-name="ce64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Ramses</text:p>
          </table:table-cell>
          <table:table-cell table:style-name="ce68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67" office:value-type="string" calcext:value-type="string">
            <text:p>(In ETH)</text:p>
          </table:table-cell>
          <table:table-cell table:style-name="ce41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11]*7" office:value-type="currency" office:currency="USD" office:value="221.671743" calcext:value-type="currency">
            <text:p>$221.67</text:p>
          </table:table-cell>
          <table:table-cell table:style-name="ce69" table:formula="of:=([.G11]+[.D18])/7" office:value-type="currency" office:currency="USD" office:value="31.6673918571429" calcext:value-type="currency">
            <text:p>$31.67</text:p>
          </table:table-cell>
          <table:table-cell table:style-name="ce69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Le Snek</text:p>
          </table:table-cell>
          <table:table-cell table:style-name="ce68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Distrubution</text:p>
          </table:table-cell>
          <table:table-cell table:style-name="ce40" office:value-type="string" calcext:value-type="string">
            <text:p>(In USD)</text:p>
          </table:table-cell>
          <table:table-cell table:style-name="ce66" office:value-type="string" calcext:value-type="string">
            <text:p>(In AVAX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69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69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69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28]*7" office:value-type="currency" office:currency="USD" office:value="952.401018" calcext:value-type="currency">
            <text:p>$952.40</text:p>
          </table:table-cell>
          <table:table-cell table:style-name="ce69" table:formula="of:=([.G28]+[.D36])/7" office:value-type="currency" office:currency="USD" office:value="136.057288285714" calcext:value-type="currency">
            <text:p>$136.06</text:p>
          </table:table-cell>
          <table:table-cell table:style-name="ce69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69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69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69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69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THENA</text:p>
          </table:table-cell>
          <table:table-cell table:style-name="ce68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0"/>
          <table:table-cell table:style-name="ce66" office:value-type="string" calcext:value-type="string">
            <text:p>Amounts</text:p>
          </table:table-cell>
          <table:table-cell table:style-name="ce40" office:value-type="string" calcext:value-type="string">
            <text:p>Tokens</text:p>
          </table:table-cell>
          <table:table-cell table:style-name="ce40" office:value-type="string" calcext:value-type="string">
            <text:p>Values</text:p>
          </table:table-cell>
          <table:table-cell table:style-name="ce40"/>
          <table:table-cell table:style-name="ce40" office:value-type="string" calcext:value-type="string">
            <text:p>Distrubution</text:p>
          </table:table-cell>
          <table:table-cell table:style-name="ce40" office:value-type="string" calcext:value-type="string">
            <text:p>(In USD)</text:p>
          </table:table-cell>
          <table:table-cell table:style-name="ce66" office:value-type="string" calcext:value-type="string">
            <text:p>(In BNB)</text:p>
          </table:table-cell>
          <table:table-cell table:style-name="ce40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885.82" calcext:value-type="currency">
            <text:p>$885.82</text:p>
          </table:table-cell>
          <table:table-cell table:style-name="ce69"/>
          <table:table-cell office:value-type="string" calcext:value-type="string">
            <text:p>BNB Price</text:p>
          </table:table-cell>
          <table:table-cell table:style-name="ce69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69" office:value-type="currency" office:currency="USD" office:value="294.05" calcext:value-type="currency">
            <text:p>$294.0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237.98" calcext:value-type="currency">
            <text:p>$237.98</text:p>
          </table:table-cell>
          <table:table-cell table:style-name="ce69"/>
          <table:table-cell office:value-type="string" calcext:value-type="string">
            <text:p>Total</text:p>
          </table:table-cell>
          <table:table-cell table:style-name="ce69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132.3" calcext:value-type="currency">
            <text:p>$132.30</text:p>
          </table:table-cell>
          <table:table-cell table:style-name="ce69"/>
          <table:table-cell office:value-type="string" calcext:value-type="string">
            <text:p>Base</text:p>
          </table:table-cell>
          <table:table-cell table:style-name="ce69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69" office:value-type="currency" office:currency="USD" office:value="227.53" calcext:value-type="currency">
            <text:p>$227.53</text:p>
          </table:table-cell>
          <table:table-cell table:style-name="ce69"/>
          <table:table-cell office:value-type="string" calcext:value-type="string">
            <text:p>PoL</text:p>
          </table:table-cell>
          <table:table-cell table:style-name="ce69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46]*7" office:value-type="currency" office:currency="USD" office:value="720.092703" calcext:value-type="currency">
            <text:p>$720.09</text:p>
          </table:table-cell>
          <table:table-cell table:style-name="ce69" table:formula="of:=([.G46]+[.D73])/7" office:value-type="currency" office:currency="USD" office:value="102.870386142857" calcext:value-type="currency">
            <text:p>$102.87</text:p>
          </table:table-cell>
          <table:table-cell table:style-name="ce69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912.77" calcext:value-type="currency">
            <text:p>$912.7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297.06" calcext:value-type="currency">
            <text:p>$297.06</text:p>
          </table:table-cell>
          <table:table-cell table:style-name="ce69"/>
          <table:table-cell office:value-type="string" calcext:value-type="string">
            <text:p>Bribes</text:p>
          </table:table-cell>
          <table:table-cell table:style-name="ce69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77" calcext:value-type="currency">
            <text:p>$177.00</text:p>
          </table:table-cell>
          <table:table-cell table:style-name="ce69"/>
          <table:table-cell office:value-type="string" calcext:value-type="string">
            <text:p>Staking</text:p>
          </table:table-cell>
          <table:table-cell table:style-name="ce69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282.22" calcext:value-type="currency">
            <text:p>$282.22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69" office:value-type="currency" office:currency="USD" office:value="309.63" calcext:value-type="currency">
            <text:p>$309.6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88.65" calcext:value-type="currency">
            <text:p>$88.6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284.59" calcext:value-type="currency">
            <text:p>$284.59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3"/>
          <table:table-cell table:style-name="ce6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69" office:value-type="currency" office:currency="USD" office:value="3.3" calcext:value-type="currency">
            <text:p>$3.3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43" calcext:value-type="currency">
            <text:p>$0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69" office:value-type="currency" office:currency="USD" office:value="7.26" calcext:value-type="currency">
            <text:p>$7.2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69" office:value-type="currency" office:currency="USD" office:value="0.77" calcext:value-type="currency">
            <text:p>$0.77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69" office:value-type="currency" office:currency="USD" office:value="12.86" calcext:value-type="currency">
            <text:p>$12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69" office:value-type="currency" office:currency="USD" office:value="47.96" calcext:value-type="currency">
            <text:p>$47.9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69" office:value-type="currency" office:currency="USD" office:value="8.83" calcext:value-type="currency">
            <text:p>$8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69" office:value-type="currency" office:currency="USD" office:value="1.75" calcext:value-type="currency">
            <text:p>$1.7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85" calcext:value-type="currency">
            <text:p>$3.85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69" office:value-type="currency" office:currency="USD" office:value="3.86" calcext:value-type="currency">
            <text:p>$3.8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69" office:value-type="currency" office:currency="USD" office:value="0.4" calcext:value-type="currency">
            <text:p>$0.40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69" office:value-type="currency" office:currency="USD" office:value="57.43" calcext:value-type="currency">
            <text:p>$57.4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69" office:value-type="currency" office:currency="USD" office:value="0.16" calcext:value-type="currency">
            <text:p>$0.16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69" office:value-type="currency" office:currency="USD" office:value="0.14" calcext:value-type="currency">
            <text:p>$0.14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69" office:value-type="currency" office:currency="USD" office:value="8.83" calcext:value-type="currency">
            <text:p>$8.8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69" office:value-type="currency" office:currency="USD" office:value="3.93" calcext:value-type="currency">
            <text:p>$3.93</text:p>
          </table:table-cell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69" office:value-type="currency" office:currency="USD" office:value="2.12" calcext:value-type="currency">
            <text:p>$2.12</text:p>
          </table:table-cell>
          <table:table-cell table:style-name="ce69"/>
          <table:table-cell table:number-columns-repeated="59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69" table:formula="of:=[.B73]*[.G42]" office:value-type="currency" office:currency="USD" office:value="146.054427" calcext:value-type="currency">
            <text:p>$146.05</text:p>
          </table:table-cell>
          <table:table-cell table:style-name="ce69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65" office:value-type="string" calcext:value-type="string">
            <text:p>El Chronos</text:p>
          </table:table-cell>
          <table:table-cell table:style-name="ce68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1"/>
          <table:table-cell table:style-name="ce67" office:value-type="string" calcext:value-type="string">
            <text:p>Amounts</text:p>
          </table:table-cell>
          <table:table-cell table:style-name="ce41" office:value-type="string" calcext:value-type="string">
            <text:p>Tokens</text:p>
          </table:table-cell>
          <table:table-cell table:style-name="ce41" office:value-type="string" calcext:value-type="string">
            <text:p>Values</text:p>
          </table:table-cell>
          <table:table-cell table:style-name="ce41"/>
          <table:table-cell table:style-name="ce41" office:value-type="string" calcext:value-type="string">
            <text:p>Distrubution</text:p>
          </table:table-cell>
          <table:table-cell table:style-name="ce41" office:value-type="string" calcext:value-type="string">
            <text:p>(In USD)</text:p>
          </table:table-cell>
          <table:table-cell table:style-name="ce67" office:value-type="string" calcext:value-type="string">
            <text:p>(In ETH)</text:p>
          </table:table-cell>
          <table:table-cell table:style-name="ce41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69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69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69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69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69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69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69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69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69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69" table:formula="of:=[.M86]*7" office:value-type="currency" office:currency="USD" office:value="221.671743" calcext:value-type="currency">
            <text:p>$221.67</text:p>
          </table:table-cell>
          <table:table-cell table:style-name="ce69" table:formula="of:=([.G86]+[.D93])/7" office:value-type="currency" office:currency="USD" office:value="31.6673918571429" calcext:value-type="currency">
            <text:p>$31.67</text:p>
          </table:table-cell>
          <table:table-cell table:style-name="ce69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69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69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69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69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69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69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69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69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69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3:46:48.196773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10-21T13:27:19.687132810</dc:date>
    <meta:editing-duration>PT20H2M5S</meta:editing-duration>
    <meta:editing-cycles>87</meta:editing-cycles>
    <meta:generator>LibreOffice/6.3.2.2$Linux_X86_64 LibreOffice_project/30$Build-2</meta:generator>
    <meta:document-statistic meta:table-count="22" meta:cell-count="8600" meta:object-count="0"/>
  </office:meta>
</office:document-meta>
</file>